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6332699.8788889" calcext:value-type="float">
            <text:p><text:s/>36,332,700 <text:s/></text:p>
          </table:table-cell>
          <table:table-cell table:style-name="ce42" office:value-type="float" office:value="4107706.55888889" calcext:value-type="float">
            <text:p><text:s/>4,107,707 <text:s/></text:p>
          </table:table-cell>
          <table:table-cell table:style-name="ce42" office:value-type="float" office:value="28724426.0866667" calcext:value-type="float">
            <text:p><text:s/>28,724,426 <text:s/></text:p>
          </table:table-cell>
          <table:table-cell table:style-name="ce42" office:value-type="float" office:value="368144.466666667" calcext:value-type="float">
            <text:p><text:s/>368,144 <text:s/></text:p>
          </table:table-cell>
          <table:table-cell table:style-name="ce42" office:value-type="float" office:value="2834578.98888889" calcext:value-type="float">
            <text:p><text:s/>2,834,5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7843.777777778" calcext:value-type="float">
            <text:p><text:s/>297,8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988.31111111111" calcext:value-type="float">
            <text:p><text:s/>7,9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9.644444444444" calcext:value-type="float">
            <text:p><text:s/>4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08.66666666667" calcext:value-type="float">
            <text:p><text:s/>7,5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755949.234274713" calcext:value-type="float">
            <text:p><text:s/>-755,949 <text:s/></text:p>
          </table:table-cell>
          <table:table-cell table:style-name="ce42" office:value-type="float" office:value="9317.84777777779" calcext:value-type="float">
            <text:p><text:s/>9,318 <text:s/></text:p>
          </table:table-cell>
          <table:table-cell table:style-name="ce42" office:value-type="float" office:value="-412060.481985108" calcext:value-type="float">
            <text:p><text:s/>-412,060 <text:s/></text:p>
          </table:table-cell>
          <table:table-cell table:style-name="ce42" office:value-type="float" office:value="-14831.1111111111" calcext:value-type="float">
            <text:p><text:s/>-14,831 <text:s/></text:p>
          </table:table-cell>
          <table:table-cell table:style-name="ce42" office:value-type="float" office:value="-315784.155622938" calcext:value-type="float">
            <text:p><text:s/>-315,7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2591.3333333333" calcext:value-type="float">
            <text:p><text:s/>-22,5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7080660.8020525" calcext:value-type="float">
            <text:p><text:s/>37,080,661 <text:s/></text:p>
          </table:table-cell>
          <table:table-cell table:style-name="ce43" office:value-type="float" office:value="4098388.71111111" calcext:value-type="float">
            <text:p><text:s/>4,098,389 <text:s/></text:p>
          </table:table-cell>
          <table:table-cell table:style-name="ce43" office:value-type="float" office:value="29136486.5686518" calcext:value-type="float">
            <text:p><text:s/>29,136,487 <text:s/></text:p>
          </table:table-cell>
          <table:table-cell table:style-name="ce43" office:value-type="float" office:value="382495.933333333" calcext:value-type="float">
            <text:p><text:s/>382,496 <text:s/></text:p>
          </table:table-cell>
          <table:table-cell table:style-name="ce43" office:value-type="float" office:value="3150363.14451183" calcext:value-type="float">
            <text:p><text:s/>3,150,36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12926.444444444" calcext:value-type="float">
            <text:p><text:s/>312,92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98543.066810613" calcext:value-type="float">
            <text:p><text:s/>198,543 <text:s/></text:p>
          </table:table-cell>
          <table:table-cell table:style-name="ce43" office:value-type="float" office:value="187054.84" calcext:value-type="float">
            <text:p><text:s/>187,055 <text:s/></text:p>
          </table:table-cell>
          <table:table-cell table:style-name="ce43" office:value-type="float" office:value="-161763.686118819" calcext:value-type="float">
            <text:p><text:s/>-161,764 <text:s/></text:p>
          </table:table-cell>
          <table:table-cell table:style-name="ce43" office:value-type="float" office:value="12175.7111111111" calcext:value-type="float">
            <text:p><text:s/>12,176 <text:s/></text:p>
          </table:table-cell>
          <table:table-cell table:style-name="ce43" office:value-type="float" office:value="199446.767462766" calcext:value-type="float">
            <text:p><text:s/>199,44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8370.5656444445" calcext:value-type="float">
            <text:p><text:s/>-38,37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5493836.6914497" calcext:value-type="float">
            <text:p><text:s/>35,493,837 <text:s/></text:p>
          </table:table-cell>
          <table:table-cell table:style-name="ce42" office:value-type="float" office:value="3911333.87111111" calcext:value-type="float">
            <text:p><text:s/>3,911,334 <text:s/></text:p>
          </table:table-cell>
          <table:table-cell table:style-name="ce42" office:value-type="float" office:value="24897819.7518562" calcext:value-type="float">
            <text:p><text:s/>24,897,8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50916.37704906" calcext:value-type="float">
            <text:p><text:s/>2,950,9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8233.6781" calcext:value-type="float">
            <text:p><text:s/>3,078,2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509694.23444444" calcext:value-type="float">
            <text:p><text:s/>4,509,694 <text:s/></text:p>
          </table:table-cell>
          <table:table-cell table:style-name="ce42" office:value-type="float" office:value="3911333.87111111" calcext:value-type="float">
            <text:p><text:s/>3,911,334 <text:s/></text:p>
          </table:table-cell>
          <table:table-cell table:style-name="ce42" office:value-type="float" office:value="598360.363333333" calcext:value-type="float">
            <text:p><text:s/>598,3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040051.45934444" calcext:value-type="float">
            <text:p><text:s/>4,040,0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1817.781244444" calcext:value-type="float">
            <text:p><text:s/>961,8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78233.6781" calcext:value-type="float">
            <text:p><text:s/>3,078,2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614718.585153" calcext:value-type="float">
            <text:p><text:s/>19,614,7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70183.1858817" calcext:value-type="float">
            <text:p><text:s/>16,970,1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44535.39927128" calcext:value-type="float">
            <text:p><text:s/>2,644,5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96204.302222222" calcext:value-type="float">
            <text:p><text:s/>196,2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204.302222222" calcext:value-type="float">
            <text:p><text:s/>196,2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133168.11028561" calcext:value-type="float">
            <text:p><text:s/>7,133,16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171254.1191745" calcext:value-type="float">
            <text:p><text:s/>6,171,25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06380.977777778" calcext:value-type="float">
            <text:p><text:s/>306,38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884487.64088889" calcext:value-type="float">
            <text:p><text:s/>5,884,4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414561.88888889" calcext:value-type="float">
            <text:p><text:s/>3,414,5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884487.64088889" calcext:value-type="float">
            <text:p><text:s/>5,884,4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414561.88888889" calcext:value-type="float">
            <text:p><text:s/>3,414,5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22283.189333333" calcext:value-type="float">
            <text:p><text:s/>922,28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36889.996666667" calcext:value-type="float">
            <text:p><text:s/>436,89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85393.192666667" calcext:value-type="float">
            <text:p><text:s/>485,39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591.78142222222" calcext:value-type="float">
            <text:p><text:s/>2,59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468.34342222222" calcext:value-type="float">
            <text:p><text:s/>2,46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347893.7139255" calcext:value-type="float">
            <text:p><text:s/>6,347,89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400430.50291439" calcext:value-type="float">
            <text:p><text:s/>4,400,431 <text:s/></text:p>
          </table:table-cell>
          <table:table-cell table:style-name="ce44" office:value-type="float" office:value="370320.222222222" calcext:value-type="float">
            <text:p><text:s/>370,32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85156.877455556" calcext:value-type="float">
            <text:p><text:s/>685,15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803660.65836995" calcext:value-type="float">
            <text:p><text:s/>5,803,66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400430.50291439" calcext:value-type="float">
            <text:p><text:s/>4,400,431 <text:s/></text:p>
          </table:table-cell>
          <table:table-cell table:style-name="ce44" office:value-type="float" office:value="63272.8333333333" calcext:value-type="float">
            <text:p><text:s/>63,273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47971.210788889" calcext:value-type="float">
            <text:p><text:s/>447,97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803660.65836995" calcext:value-type="float">
            <text:p><text:s/>5,803,6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00430.50291439" calcext:value-type="float">
            <text:p><text:s/>4,400,431 <text:s/></text:p>
          </table:table-cell>
          <table:table-cell table:style-name="ce42" office:value-type="float" office:value="63272.8333333333" calcext:value-type="float">
            <text:p><text:s/>63,2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7971.210788889" calcext:value-type="float">
            <text:p><text:s/>447,9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9414.5147523268" calcext:value-type="float">
            <text:p><text:s/>69,4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414.5147523268" calcext:value-type="float">
            <text:p><text:s/>69,4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06855.354753908" calcext:value-type="float">
            <text:p><text:s/>306,8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6855.354753908" calcext:value-type="float">
            <text:p><text:s/>306,8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078429.88724773" calcext:value-type="float">
            <text:p><text:s/>2,078,4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78429.88724773" calcext:value-type="float">
            <text:p><text:s/>2,078,4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25182.99445857" calcext:value-type="float">
            <text:p><text:s/>1,225,1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5182.99445857" calcext:value-type="float">
            <text:p><text:s/>1,225,1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579.76888888889" calcext:value-type="float">
            <text:p>( 3,580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579.76888888889" calcext:value-type="float">
            <text:p>( 3,58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21603.22556968" calcext:value-type="float">
            <text:p>( 1,221,60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21603.22556968" calcext:value-type="float">
            <text:p>( 1,221,60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24779.519773544" calcext:value-type="float">
            <text:p><text:s/>524,7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4779.519773544" calcext:value-type="float">
            <text:p><text:s/>524,7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28467.373015613" calcext:value-type="float">
            <text:p><text:s/>328,4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8467.373015613" calcext:value-type="float">
            <text:p><text:s/>328,4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12755.84" calcext:value-type="float">
            <text:p><text:s/>1,912,7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2755.84" calcext:value-type="float">
            <text:p><text:s/>1,912,7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79302.08" calcext:value-type="float">
            <text:p><text:s/>1,679,3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79302.08" calcext:value-type="float">
            <text:p><text:s/>1,679,3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3453.76" calcext:value-type="float">
            <text:p><text:s/>233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3453.76" calcext:value-type="float">
            <text:p><text:s/>233,4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403230.15545556" calcext:value-type="float">
            <text:p><text:s/>1,403,2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272.8333333333" calcext:value-type="float">
            <text:p><text:s/>63,2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7971.210788889" calcext:value-type="float">
            <text:p><text:s/>447,9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403230.15545556" calcext:value-type="float">
            <text:p><text:s/>1,403,2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272.8333333333" calcext:value-type="float">
            <text:p><text:s/>63,2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7971.210788889" calcext:value-type="float">
            <text:p><text:s/>447,9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2974.9061604295" calcext:value-type="float">
            <text:p><text:s/>32,9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974.9061604295" calcext:value-type="float">
            <text:p><text:s/>32,9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544233.055555556" calcext:value-type="float">
            <text:p><text:s/>544,2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047.388888889" calcext:value-type="float">
            <text:p><text:s/>307,0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7185.666666667" calcext:value-type="float">
            <text:p><text:s/>237,1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544233.055555556" calcext:value-type="float">
            <text:p><text:s/>544,2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047.388888889" calcext:value-type="float">
            <text:p><text:s/>307,0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7185.666666667" calcext:value-type="float">
            <text:p><text:s/>237,1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12416894.598188" calcext:value-type="float">
            <text:p><text:s/>112,416,8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525936.6776615" calcext:value-type="float">
            <text:p><text:s/>97,525,9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90957.9205265" calcext:value-type="float">
            <text:p><text:s/>14,890,9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3916638.859" calcext:value-type="float">
            <text:p><text:s/>83,916,6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556733.9384735" calcext:value-type="float">
            <text:p><text:s/>72,556,7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59904.9205265" calcext:value-type="float">
            <text:p><text:s/>11,359,9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524515.408573" calcext:value-type="float">
            <text:p><text:s/>524,5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4515.408573" calcext:value-type="float">
            <text:p><text:s/>524,5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7975740.330615" calcext:value-type="float">
            <text:p><text:s/>27,975,7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44687.330615" calcext:value-type="float">
            <text:p><text:s/>24,444,6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31053" calcext:value-type="float">
            <text:p><text:s/>3,531,0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9607204.882056" calcext:value-type="float">
            <text:p><text:s/>9,607,2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07204.882056" calcext:value-type="float">
            <text:p><text:s/>9,607,2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9607204.882056" calcext:value-type="float">
            <text:p><text:s/>9,607,20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607204.882056" calcext:value-type="float">
            <text:p><text:s/>9,607,20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90220.3450341463" calcext:value-type="float">
            <text:p><text:s/>90,220 <text:s/></text:p>
          </table:table-cell>
          <table:table-cell table:style-name="ce41" office:value-type="float" office:value="45760" calcext:value-type="float">
            <text:p><text:s/>45,760 <text:s/></text:p>
          </table:table-cell>
          <table:table-cell table:style-name="ce41" office:value-type="float" office:value="44460.3450341463" calcext:value-type="float">
            <text:p><text:s/>44,460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992567.6130044" calcext:value-type="float">
            <text:p><text:s/>61,992,568 <text:s/></text:p>
          </table:table-cell>
          <table:table-cell table:style-name="ce42" office:value-type="float" office:value="51737776" calcext:value-type="float">
            <text:p><text:s/>51,737,7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902.683" calcext:value-type="float">
            <text:p><text:s/>180,9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7585.36715" calcext:value-type="float">
            <text:p><text:s/>1,067,5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15616.9758118" calcext:value-type="float">
            <text:p><text:s/>11,115,6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1060.43056" calcext:value-type="float">
            <text:p><text:s/>481,0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29732.06666667" calcext:value-type="float">
            <text:p><text:s/>3,429,7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21448" calcext:value-type="float">
            <text:p><text:s/>1,921,4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801492.149274444" calcext:value-type="float">
            <text:p><text:s/>-801,492 <text:s/></text:p>
          </table:table-cell>
          <table:table-cell table:style-name="ce42" office:value-type="float" office:value="258295" calcext:value-type="float">
            <text:p><text:s/>258,29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0.0000000000077745" calcext:value-type="float">
            <text:p><text:s/>0 <text:s/></text:p>
          </table:table-cell>
          <table:table-cell table:style-name="ce42" office:value-type="float" office:value="60611.03021" calcext:value-type="float">
            <text:p><text:s/>60,61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6417483.0648345" calcext:value-type="float">
            <text:p><text:s/>46,417,483 <text:s/></text:p>
          </table:table-cell>
          <table:table-cell table:style-name="ce43" office:value-type="float" office:value="51525241" calcext:value-type="float">
            <text:p><text:s/>51,525,241 <text:s/></text:p>
          </table:table-cell>
          <table:table-cell table:style-name="ce43" office:value-type="float" office:value="44460.3450341463" calcext:value-type="float">
            <text:p><text:s/>44,460 <text:s/></text:p>
          </table:table-cell>
          <table:table-cell table:style-name="ce43" office:value-type="float" office:value="180902.683" calcext:value-type="float">
            <text:p><text:s/>180,903 <text:s/></text:p>
          </table:table-cell>
          <table:table-cell table:style-name="ce43" office:value-type="float" office:value="-0.0000000000077745" calcext:value-type="float">
            <text:p><text:s/>-0 <text:s/></text:p>
          </table:table-cell>
          <table:table-cell table:style-name="ce43" office:value-type="float" office:value="525913.90638" calcext:value-type="float">
            <text:p><text:s/>525,9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49911.85687" calcext:value-type="float">
            <text:p><text:s/>6,249,9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1708.95687" calcext:value-type="float">
            <text:p><text:s/>51,70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.000000000009" calcext:value-type="float">
            <text:p><text:s/>0 <text:s/></text:p>
          </table:table-cell>
          <table:table-cell table:style-name="ce43" office:value-type="float" office:value="-0.000000000001001" calcext:value-type="float">
            <text:p><text:s/>-0 <text:s/></text:p>
          </table:table-cell>
          <table:table-cell table:style-name="ce43" office:value-type="float" office:value="0.0000000000010997" calcext:value-type="float">
            <text:p><text:s/>0 <text:s/></text:p>
          </table:table-cell>
          <table:table-cell table:style-name="ce43" office:value-type="float" office:value="-141671.540019471" calcext:value-type="float">
            <text:p><text:s/>-141,672 <text:s/></text:p>
          </table:table-cell>
          <table:table-cell table:style-name="ce43" office:value-type="float" office:value="-13673" calcext:value-type="float">
            <text:p><text:s/>-13,67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.7166905555711" calcext:value-type="float">
            <text:p><text:s/>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9606" calcext:value-type="float">
            <text:p><text:s/>109,606 <text:s/></text:p>
          </table:table-cell>
          <table:table-cell table:style-name="ce42" office:value-type="float" office:value="448539.653333333" calcext:value-type="float">
            <text:p><text:s/>448,540 <text:s/></text:p>
          </table:table-cell>
          <table:table-cell table:style-name="ce42" office:value-type="float" office:value="97387.36" calcext:value-type="float">
            <text:p><text:s/>97,387 <text:s/></text:p>
          </table:table-cell>
          <table:table-cell table:style-name="ce42" office:value-type="float" office:value="56484642.0040496" calcext:value-type="float">
            <text:p><text:s/>56,484,642 <text:s/></text:p>
          </table:table-cell>
          <table:table-cell table:style-name="ce42" office:value-type="float" office:value="51538914" calcext:value-type="float">
            <text:p><text:s/>51,538,914 <text:s/></text:p>
          </table:table-cell>
          <table:table-cell table:style-name="ce42" office:value-type="float" office:value="44460.3450341463" calcext:value-type="float">
            <text:p><text:s/>44,460 <text:s/></text:p>
          </table:table-cell>
          <table:table-cell table:style-name="ce42" office:value-type="float" office:value="180902.683" calcext:value-type="float">
            <text:p><text:s/>180,903 <text:s/></text:p>
          </table:table-cell>
          <table:table-cell table:style-name="ce42" office:value-type="float" office:value="4265.85952222896" calcext:value-type="float">
            <text:p><text:s/>4,2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764277.0280342" calcext:value-type="float">
            <text:p><text:s/>51,764,277 <text:s/></text:p>
          </table:table-cell>
          <table:table-cell table:style-name="ce42" office:value-type="float" office:value="51538914" calcext:value-type="float">
            <text:p><text:s/>51,538,914 <text:s/></text:p>
          </table:table-cell>
          <table:table-cell table:style-name="ce42" office:value-type="float" office:value="44460.3450341463" calcext:value-type="float">
            <text:p><text:s/>44,460 <text:s/></text:p>
          </table:table-cell>
          <table:table-cell table:style-name="ce42" office:value-type="float" office:value="180902.683" calcext:value-type="float">
            <text:p><text:s/>180,9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46846.66666667" calcext:value-type="float">
            <text:p><text:s/>3,546,8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091.7333333333" calcext:value-type="float">
            <text:p><text:s/>26,0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9606" calcext:value-type="float">
            <text:p><text:s/>109,606 <text:s/></text:p>
          </table:table-cell>
          <table:table-cell table:style-name="ce43" office:value-type="float" office:value="448539.653333333" calcext:value-type="float">
            <text:p><text:s/>448,540 <text:s/></text:p>
          </table:table-cell>
          <table:table-cell table:style-name="ce43" office:value-type="float" office:value="97387.36" calcext:value-type="float">
            <text:p><text:s/>97,387 <text:s/></text:p>
          </table:table-cell>
          <table:table-cell table:style-name="ce43" office:value-type="float" office:value="1147426.57601542" calcext:value-type="float">
            <text:p><text:s/>1,147,42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65.85952222896" calcext:value-type="float">
            <text:p><text:s/>4,26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83873.8" calcext:value-type="float">
            <text:p><text:s/>983,874 <text:s/></text:p>
          </table:table-cell>
          <table:table-cell table:style-name="ce42" office:value-type="float" office:value="1289673.83766667" calcext:value-type="float">
            <text:p><text:s/>1,289,674 <text:s/></text:p>
          </table:table-cell>
          <table:table-cell table:style-name="ce42" office:value-type="float" office:value="196378.114333333" calcext:value-type="float">
            <text:p><text:s/>196,378 <text:s/></text:p>
          </table:table-cell>
          <table:table-cell table:style-name="ce42" office:value-type="float" office:value="58232322.8746381" calcext:value-type="float">
            <text:p><text:s/>58,232,3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8275.76267922" calcext:value-type="float">
            <text:p><text:s/>1,438,276 <text:s/></text:p>
          </table:table-cell>
          <table:table-cell table:style-name="ce42" office:value-type="float" office:value="1829032.96225" calcext:value-type="float">
            <text:p><text:s/>1,829,03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83873.8" calcext:value-type="float">
            <text:p><text:s/>983,874 <text:s/></text:p>
          </table:table-cell>
          <table:table-cell table:style-name="ce42" office:value-type="float" office:value="1289673.83766667" calcext:value-type="float">
            <text:p><text:s/>1,289,674 <text:s/></text:p>
          </table:table-cell>
          <table:table-cell table:style-name="ce42" office:value-type="float" office:value="196378.114333333" calcext:value-type="float">
            <text:p><text:s/>196,378 <text:s/></text:p>
          </table:table-cell>
          <table:table-cell table:style-name="ce42" office:value-type="float" office:value="53445006.0957368" calcext:value-type="float">
            <text:p><text:s/>53,445,00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8275.76267922" calcext:value-type="float">
            <text:p><text:s/>1,438,276 <text:s/></text:p>
          </table:table-cell>
          <table:table-cell table:style-name="ce42" office:value-type="float" office:value="1509838.140682" calcext:value-type="float">
            <text:p><text:s/>1,509,83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787316.77890133" calcext:value-type="float">
            <text:p><text:s/>4,787,31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19194.821568" calcext:value-type="float">
            <text:p><text:s/>319,1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39033.666666667" calcext:value-type="float">
            <text:p><text:s/>239,034 <text:s/></text:p>
          </table:table-cell>
          <table:table-cell table:style-name="ce42" office:value-type="float" office:value="630987.714" calcext:value-type="float">
            <text:p><text:s/>630,988 <text:s/></text:p>
          </table:table-cell>
          <table:table-cell table:style-name="ce42" office:value-type="float" office:value="52261.8086666667" calcext:value-type="float">
            <text:p><text:s/>52,262 <text:s/></text:p>
          </table:table-cell>
          <table:table-cell table:style-name="ce42" office:value-type="float" office:value="2446279.33351681" calcext:value-type="float">
            <text:p><text:s/>2,446,27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3923.53175603" calcext:value-type="float">
            <text:p><text:s/>1,433,924 <text:s/></text:p>
          </table:table-cell>
          <table:table-cell table:style-name="ce42" office:value-type="float" office:value="36689.89125" calcext:value-type="float">
            <text:p><text:s/>36,6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6.666666666667" calcext:value-type="float">
            <text:p><text:s/>6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47039.2" calcext:value-type="float">
            <text:p><text:s/>147,039 <text:s/></text:p>
          </table:table-cell>
          <table:table-cell table:style-name="ce42" office:value-type="float" office:value="237588.988" calcext:value-type="float">
            <text:p><text:s/>237,589 <text:s/></text:p>
          </table:table-cell>
          <table:table-cell table:style-name="ce42" office:value-type="float" office:value="52261.8086666667" calcext:value-type="float">
            <text:p><text:s/>52,262 <text:s/></text:p>
          </table:table-cell>
          <table:table-cell table:style-name="ce42" office:value-type="float" office:value="14554.6666666667" calcext:value-type="float">
            <text:p><text:s/>14,5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91994.4666666667" calcext:value-type="float">
            <text:p><text:s/>91,994 <text:s/></text:p>
          </table:table-cell>
          <table:table-cell table:style-name="ce42" office:value-type="float" office:value="393398.726" calcext:value-type="float">
            <text:p><text:s/>393,3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5.733333333333" calcext:value-type="float">
            <text:p><text:s/>6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26093.21300681" calcext:value-type="float">
            <text:p><text:s/>2,426,09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3923.53175603" calcext:value-type="float">
            <text:p><text:s/>1,433,924 <text:s/></text:p>
          </table:table-cell>
          <table:table-cell table:style-name="ce42" office:value-type="float" office:value="35198.17074" calcext:value-type="float">
            <text:p><text:s/>35,19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56.53333333333" calcext:value-type="float">
            <text:p><text:s/>2,8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12.52051" calcext:value-type="float">
            <text:p><text:s/>1,5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491.72051" calcext:value-type="float">
            <text:p><text:s/>1,49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01.01" calcext:value-type="float">
            <text:p><text:s/>101 <text:s/></text:p>
          </table:table-cell>
          <table:table-cell table:style-name="ce44" office:value-type="float" office:value="22.428" calcext:value-type="float">
            <text:p><text:s/>2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35234.133333333" calcext:value-type="float">
            <text:p><text:s/>635,234 <text:s/></text:p>
          </table:table-cell>
          <table:table-cell table:style-name="ce44" office:value-type="float" office:value="210045.460333333" calcext:value-type="float">
            <text:p><text:s/>210,045 <text:s/></text:p>
          </table:table-cell>
          <table:table-cell table:style-name="ce44" office:value-type="float" office:value="46706.5176666667" calcext:value-type="float">
            <text:p><text:s/>46,707 <text:s/></text:p>
          </table:table-cell>
          <table:table-cell table:style-name="ce44" office:value-type="float" office:value="39610644.2850557" calcext:value-type="float">
            <text:p><text:s/>39,610,64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86.37140096326" calcext:value-type="float">
            <text:p><text:s/>86 <text:s/></text:p>
          </table:table-cell>
          <table:table-cell table:style-name="ce44" office:value-type="float" office:value="2266518.30381944" calcext:value-type="float">
            <text:p><text:s/>2,266,51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35234.133333333" calcext:value-type="float">
            <text:p><text:s/>635,234 <text:s/></text:p>
          </table:table-cell>
          <table:table-cell table:style-name="ce44" office:value-type="float" office:value="210045.460333333" calcext:value-type="float">
            <text:p><text:s/>210,045 <text:s/></text:p>
          </table:table-cell>
          <table:table-cell table:style-name="ce44" office:value-type="float" office:value="46706.5176666667" calcext:value-type="float">
            <text:p><text:s/>46,707 <text:s/></text:p>
          </table:table-cell>
          <table:table-cell table:style-name="ce44" office:value-type="float" office:value="23229784.145212" calcext:value-type="float">
            <text:p><text:s/>23,229,78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86.37140096326" calcext:value-type="float">
            <text:p><text:s/>86 <text:s/></text:p>
          </table:table-cell>
          <table:table-cell table:style-name="ce44" office:value-type="float" office:value="2266518.30381944" calcext:value-type="float">
            <text:p><text:s/>2,266,5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35234.133333333" calcext:value-type="float">
            <text:p><text:s/>635,234 <text:s/></text:p>
          </table:table-cell>
          <table:table-cell table:style-name="ce42" office:value-type="float" office:value="210045.460333333" calcext:value-type="float">
            <text:p><text:s/>210,045 <text:s/></text:p>
          </table:table-cell>
          <table:table-cell table:style-name="ce42" office:value-type="float" office:value="46706.5176666667" calcext:value-type="float">
            <text:p><text:s/>46,707 <text:s/></text:p>
          </table:table-cell>
          <table:table-cell table:style-name="ce42" office:value-type="float" office:value="6636610.21264477" calcext:value-type="float">
            <text:p><text:s/>6,636,6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.37140096326" calcext:value-type="float">
            <text:p><text:s/>86 <text:s/></text:p>
          </table:table-cell>
          <table:table-cell table:style-name="ce42" office:value-type="float" office:value="723194.94903" calcext:value-type="float">
            <text:p><text:s/>723,1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508.40875" calcext:value-type="float">
            <text:p><text:s/>37,5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18.20875" calcext:value-type="float">
            <text:p><text:s/>3,5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1265.539421006" calcext:value-type="float">
            <text:p><text:s/>361,2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73.40742" calcext:value-type="float">
            <text:p><text:s/>8,7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9512.957962363" calcext:value-type="float">
            <text:p><text:s/>979,5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62.51695" calcext:value-type="float">
            <text:p><text:s/>3,0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82.7973166667" calcext:value-type="float">
            <text:p><text:s/>21,0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37.73065" calcext:value-type="float">
            <text:p><text:s/>2,1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75.56228666667" calcext:value-type="float">
            <text:p><text:s/>5,6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6.09562" calcext:value-type="float">
            <text:p><text:s/>2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3457.313559692" calcext:value-type="float">
            <text:p><text:s/>333,4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50.29594" calcext:value-type="float">
            <text:p><text:s/>4,0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03.38084666667" calcext:value-type="float">
            <text:p><text:s/>7,5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36.51418" calcext:value-type="float">
            <text:p><text:s/>4,7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39752.50128323" calcext:value-type="float">
            <text:p><text:s/>1,939,7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.37140096326" calcext:value-type="float">
            <text:p><text:s/>86 <text:s/></text:p>
          </table:table-cell>
          <table:table-cell table:style-name="ce42" office:value-type="float" office:value="381530.64009" calcext:value-type="float">
            <text:p><text:s/>381,5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5998.80427521" calcext:value-type="float">
            <text:p><text:s/>1,295,9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145.42447" calcext:value-type="float">
            <text:p><text:s/>38,1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45844.515510876" calcext:value-type="float">
            <text:p>( 745,84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8145.42447" calcext:value-type="float">
            <text:p>( 38,14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50154.288764337" calcext:value-type="float">
            <text:p>( 550,15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320.1863135953" calcext:value-type="float">
            <text:p><text:s/>41,3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.37140096326" calcext:value-type="float">
            <text:p><text:s/>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392.29507442" calcext:value-type="float">
            <text:p><text:s/>255,3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47041.21562" calcext:value-type="float">
            <text:p><text:s/>347,04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43385.21562" calcext:value-type="float">
            <text:p><text:s/>343,3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0899.868036667" calcext:value-type="float">
            <text:p><text:s/>190,9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68.60137" calcext:value-type="float">
            <text:p><text:s/>5,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64.12247" calcext:value-type="float">
            <text:p><text:s/>28,6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55.32247" calcext:value-type="float">
            <text:p><text:s/>7,85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2902.5683266667" calcext:value-type="float">
            <text:p><text:s/>72,90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851.30166" calcext:value-type="float">
            <text:p><text:s/>7,8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4209.723653333" calcext:value-type="float">
            <text:p><text:s/>454,2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558.79032" calcext:value-type="float">
            <text:p><text:s/>26,5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644.0660933333" calcext:value-type="float">
            <text:p><text:s/>90,6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6.13276" calcext:value-type="float">
            <text:p><text:s/>1,0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3565.65756" calcext:value-type="float">
            <text:p><text:s/>363,5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02.65756" calcext:value-type="float">
            <text:p><text:s/>25,5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8208.4537755556" calcext:value-type="float">
            <text:p>( 28,20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4188.09822" calcext:value-type="float">
            <text:p>( 14,18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2603.1629366667" calcext:value-type="float">
            <text:p>( 12,603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3754.09627" calcext:value-type="float">
            <text:p>( 3,75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35234.133333333" calcext:value-type="float">
            <text:p><text:s/>635,234 <text:s/></text:p>
          </table:table-cell>
          <table:table-cell table:style-name="ce42" office:value-type="float" office:value="210045.460333333" calcext:value-type="float">
            <text:p><text:s/>210,045 <text:s/></text:p>
          </table:table-cell>
          <table:table-cell table:style-name="ce42" office:value-type="float" office:value="46706.5176666667" calcext:value-type="float">
            <text:p><text:s/>46,707 <text:s/></text:p>
          </table:table-cell>
          <table:table-cell table:style-name="ce42" office:value-type="float" office:value="650561.611668889" calcext:value-type="float">
            <text:p><text:s/>650,5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5557.96678" calcext:value-type="float">
            <text:p><text:s/>65,5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35234.133333333" calcext:value-type="float">
            <text:p><text:s/>635,234 <text:s/></text:p>
          </table:table-cell>
          <table:table-cell table:style-name="ce42" office:value-type="float" office:value="210045.460333333" calcext:value-type="float">
            <text:p><text:s/>210,045 <text:s/></text:p>
          </table:table-cell>
          <table:table-cell table:style-name="ce42" office:value-type="float" office:value="46706.5176666667" calcext:value-type="float">
            <text:p><text:s/>46,707 <text:s/></text:p>
          </table:table-cell>
          <table:table-cell table:style-name="ce42" office:value-type="float" office:value="540645.601411111" calcext:value-type="float">
            <text:p><text:s/>540,6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349.5343" calcext:value-type="float">
            <text:p><text:s/>44,3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916.010257778" calcext:value-type="float">
            <text:p><text:s/>109,9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208.43248" calcext:value-type="float">
            <text:p><text:s/>21,2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822.8628266667" calcext:value-type="float">
            <text:p>( 26,82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320.39616" calcext:value-type="float">
            <text:p>( 8,32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022.820152222" calcext:value-type="float">
            <text:p><text:s/>116,0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605.39793" calcext:value-type="float">
            <text:p><text:s/>11,60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5136.96792" calcext:value-type="float">
            <text:p><text:s/>15,13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613.36792" calcext:value-type="float">
            <text:p><text:s/>3,6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322.01777352" calcext:value-type="float">
            <text:p><text:s/>252,3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625.11319" calcext:value-type="float">
            <text:p><text:s/>5,6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765.7779988889" calcext:value-type="float">
            <text:p><text:s/>48,7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74.58911" calcext:value-type="float">
            <text:p><text:s/>9,7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75280.647993333" calcext:value-type="float">
            <text:p><text:s/>975,2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230.21466" calcext:value-type="float">
            <text:p><text:s/>171,2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2.94309829067" calcext:value-type="float">
            <text:p><text:s/>1,3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830.807353333" calcext:value-type="float">
            <text:p><text:s/>105,8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8.87402" calcext:value-type="float">
            <text:p><text:s/>16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8861.8747733333" calcext:value-type="float">
            <text:p><text:s/>38,86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21344.3118528" calcext:value-type="float">
            <text:p><text:s/>12,921,3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703.0785194444" calcext:value-type="float">
            <text:p><text:s/>19,7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4054.5" calcext:value-type="float">
            <text:p><text:s/>234,0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08039.6785194" calcext:value-type="float">
            <text:p><text:s/>12,308,0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703.0785194444" calcext:value-type="float">
            <text:p><text:s/>19,7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031.4666666667" calcext:value-type="float">
            <text:p><text:s/>38,0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1218.666666667" calcext:value-type="float">
            <text:p><text:s/>341,2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5553.92627222" calcext:value-type="float">
            <text:p><text:s/>1,005,5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10405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42.72627222222" calcext:value-type="float">
            <text:p><text:s/>3,0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10405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02511.2" calcext:value-type="float">
            <text:p><text:s/>1,002,51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8100.06568222" calcext:value-type="float">
            <text:p><text:s/>1,238,1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424.54346" calcext:value-type="float">
            <text:p><text:s/>95,4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9898.916597778" calcext:value-type="float">
            <text:p><text:s/>499,8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309.43882" calcext:value-type="float">
            <text:p><text:s/>94,3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46.62222222222" calcext:value-type="float">
            <text:p><text:s/>8,7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48.62081" calcext:value-type="float">
            <text:p><text:s/>8,2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.02081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08.0666666667" calcext:value-type="float">
            <text:p><text:s/>11,9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22.66666666667" calcext:value-type="float">
            <text:p><text:s/>9,2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6458.844444444" calcext:value-type="float">
            <text:p><text:s/>536,4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3616.328274444" calcext:value-type="float">
            <text:p><text:s/>163,61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111.08383" calcext:value-type="float">
            <text:p><text:s/>1,11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428175.62876" calcext:value-type="float">
            <text:p><text:s/>1,428,17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428175.62876" calcext:value-type="float">
            <text:p><text:s/>1,428,1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380860.1398437" calcext:value-type="float">
            <text:p><text:s/>16,380,8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380860.1398437" calcext:value-type="float">
            <text:p><text:s/>16,380,8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748703.0666667" calcext:value-type="float">
            <text:p>( 12,748,70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332557.340707" calcext:value-type="float">
            <text:p><text:s/>19,332,55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65.083438" calcext:value-type="float">
            <text:p><text:s/>31,8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16266.746" calcext:value-type="float">
            <text:p><text:s/>14,016,2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355.615772" calcext:value-type="float">
            <text:p><text:s/>71,3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44934.978935" calcext:value-type="float">
            <text:p><text:s/>5,244,93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65.083438" calcext:value-type="float">
            <text:p><text:s/>31,8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2208.619792" calcext:value-type="float">
            <text:p><text:s/>952,2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52208.619792" calcext:value-type="float">
            <text:p><text:s/>952,20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51159.6" calcext:value-type="float">
            <text:p><text:s/>7,151,160 <text:s/></text:p>
          </table:table-cell>
          <table:table-cell table:number-columns-repeated="2" table:style-name="ce42" office:value-type="float" office:value="195858.866666667" calcext:value-type="float">
            <text:p><text:s/>195,8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969.1933522497" calcext:value-type="float">
            <text:p><text:s/>43,969 <text:s/></text:p>
          </table:table-cell>
          <table:table-cell table:number-columns-repeated="2" table:style-name="ce42" office:value-type="float" office:value="2551865.33333333" calcext:value-type="float">
            <text:p><text:s/>2,551,8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2480" calcext:value-type="float">
            <text:p><text:s/>482,480 <text:s/></text:p>
          </table:table-cell>
          <table:table-cell table:style-name="ce42" office:value-type="float" office:value="317402.277777778" calcext:value-type="float">
            <text:p><text:s/>317,4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8.066666666667" calcext:value-type="float">
            <text:p><text:s/>1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921448" calcext:value-type="float">
            <text:p><text:s/>1,921,44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51455.2" calcext:value-type="float">
            <text:p><text:s/>-151,455 <text:s/></text:p>
          </table:table-cell>
          <table:table-cell table:number-columns-repeated="2" table:style-name="ce42" office:value-type="float" office:value="-239115.933333333" calcext:value-type="float">
            <text:p><text:s/>-239,1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8684.9372574042" calcext:value-type="float">
            <text:p><text:s/>-18,685 <text:s/></text:p>
          </table:table-cell>
          <table:table-cell table:style-name="ce42" office:value-type="float" office:value="-259974.618298151" calcext:value-type="float">
            <text:p><text:s/>-259,975 <text:s/></text:p>
          </table:table-cell>
          <table:table-cell table:style-name="ce42" office:value-type="float" office:value="-37257.3888888889" calcext:value-type="float">
            <text:p><text:s/>-37,25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258645.60664775" calcext:value-type="float">
            <text:p><text:s/>7,258,646 <text:s/></text:p>
          </table:table-cell>
          <table:table-cell table:number-columns-repeated="2" table:style-name="ce43" office:value-type="float" office:value="-2117078.6" calcext:value-type="float">
            <text:p><text:s/>-2,117,07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684.9372574042" calcext:value-type="float">
            <text:p><text:s/>18,685 <text:s/></text:p>
          </table:table-cell>
          <table:table-cell table:style-name="ce43" office:value-type="float" office:value="-2143953.38170185" calcext:value-type="float">
            <text:p><text:s/>-2,143,953 <text:s/></text:p>
          </table:table-cell>
          <table:table-cell table:style-name="ce43" office:value-type="float" office:value="-280144.888888889" calcext:value-type="float">
            <text:p><text:s/>-280,14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3795.6" calcext:value-type="float">
            <text:p><text:s/>3,523,796 <text:s/></text:p>
          </table:table-cell>
          <table:table-cell table:number-columns-repeated="2" table:style-name="ce42" office:value-type="float" office:value="13632.6666666667" calcext:value-type="float">
            <text:p><text:s/>13,6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63.74394241831" calcext:value-type="float">
            <text:p><text:s/>6,664 <text:s/></text:p>
          </table:table-cell>
          <table:table-cell table:style-name="ce42" office:value-type="float" office:value="92890.0338353595" calcext:value-type="float">
            <text:p><text:s/>92,890 <text:s/></text:p>
          </table:table-cell>
          <table:table-cell table:style-name="ce42" office:value-type="float" office:value="45878.2777777778" calcext:value-type="float">
            <text:p><text:s/>45,87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4811.939981084" calcext:value-type="float">
            <text:p><text:s/>114,812 <text:s/></text:p>
          </table:table-cell>
          <table:table-cell table:number-columns-repeated="2" table:style-name="ce43" office:value-type="float" office:value="-85327.6666666668" calcext:value-type="float">
            <text:p><text:s/>-85,32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2022.5555555555" calcext:value-type="float">
            <text:p><text:s/>22,02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49281.26666667" calcext:value-type="float">
            <text:p><text:s/>9,149,281 <text:s/></text:p>
          </table:table-cell>
          <table:table-cell table:number-columns-repeated="2" table:style-name="ce42" office:value-type="float" office:value="10809480.9333333" calcext:value-type="float">
            <text:p><text:s/>10,809,481 <text:s/></text:p>
          </table:table-cell>
          <table:table-cell table:style-name="ce42" office:value-type="float" office:value="62.5" calcext:value-type="float">
            <text:p><text:s/>63 <text:s/></text:p>
          </table:table-cell>
          <table:table-cell table:style-name="ce42" office:value-type="float" office:value="116701.473351681" calcext:value-type="float">
            <text:p><text:s/>116,701 <text:s/></text:p>
          </table:table-cell>
          <table:table-cell table:style-name="ce42" office:value-type="float" office:value="2530553.63775943" calcext:value-type="float">
            <text:p><text:s/>2,530,554 <text:s/></text:p>
          </table:table-cell>
          <table:table-cell table:style-name="ce42" office:value-type="float" office:value="371793.777777778" calcext:value-type="float">
            <text:p><text:s/>371,79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49281.26666667" calcext:value-type="float">
            <text:p><text:s/>9,149,281 <text:s/></text:p>
          </table:table-cell>
          <table:table-cell table:number-columns-repeated="2" table:style-name="ce42" office:value-type="float" office:value="6639164.288" calcext:value-type="float">
            <text:p><text:s/>6,639,164 <text:s/></text:p>
          </table:table-cell>
          <table:table-cell table:style-name="ce42" office:value-type="float" office:value="62.5" calcext:value-type="float">
            <text:p><text:s/>63 <text:s/></text:p>
          </table:table-cell>
          <table:table-cell table:style-name="ce42" office:value-type="float" office:value="116701.473351681" calcext:value-type="float">
            <text:p><text:s/>116,701 <text:s/></text:p>
          </table:table-cell>
          <table:table-cell table:style-name="ce42" office:value-type="float" office:value="2530553.63775943" calcext:value-type="float">
            <text:p><text:s/>2,530,554 <text:s/></text:p>
          </table:table-cell>
          <table:table-cell table:style-name="ce42" office:value-type="float" office:value="371793.777777778" calcext:value-type="float">
            <text:p><text:s/>371,79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170316.64533333" calcext:value-type="float">
            <text:p><text:s/>4,170,31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658.4" calcext:value-type="float">
            <text:p><text:s/>11,6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.6666666666667" calcext:value-type="float">
            <text:p><text:s/>11 <text:s/></text:p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781.06666666667" calcext:value-type="float">
            <text:p><text:s/>8,7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.6666666666667" calcext:value-type="float">
            <text:p><text:s/>11 <text:s/></text:p>
          </table:table-cell>
          <table:table-cell table:style-name="ce42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56.53333333333" calcext:value-type="float">
            <text:p><text:s/>2,8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0.8" calcext:value-type="float">
            <text:p><text:s/>2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2769319.3333333" calcext:value-type="float">
            <text:p><text:s/>12,769,319 <text:s/></text:p>
          </table:table-cell>
          <table:table-cell table:number-columns-repeated="2" table:style-name="ce44" office:value-type="float" office:value="8752438.93333333" calcext:value-type="float">
            <text:p><text:s/>8,752,439 <text:s/></text:p>
          </table:table-cell>
          <table:table-cell table:style-name="ce44" office:value-type="float" office:value="62.5" calcext:value-type="float">
            <text:p><text:s/>63 <text:s/></text:p>
          </table:table-cell>
          <table:table-cell table:style-name="ce44" office:value-type="float" office:value="128722.666666667" calcext:value-type="float">
            <text:p><text:s/>128,723 <text:s/></text:p>
          </table:table-cell>
          <table:table-cell table:style-name="ce44" office:value-type="float" office:value="293699.555555556" calcext:value-type="float">
            <text:p><text:s/>293,700 <text:s/></text:p>
          </table:table-cell>
          <table:table-cell table:style-name="ce44" office:value-type="float" office:value="23743.3333333333" calcext:value-type="float">
            <text:p><text:s/>23,74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0616.2666666667" calcext:value-type="float">
            <text:p><text:s/>20,616 <text:s/></text:p>
          </table:table-cell>
          <table:table-cell table:number-columns-repeated="2" table:style-name="ce44" office:value-type="float" office:value="8752438.93333333" calcext:value-type="float">
            <text:p><text:s/>8,752,439 <text:s/></text:p>
          </table:table-cell>
          <table:table-cell table:style-name="ce44" office:value-type="float" office:value="62.5" calcext:value-type="float">
            <text:p><text:s/>63 <text:s/></text:p>
          </table:table-cell>
          <table:table-cell table:style-name="ce44" office:value-type="float" office:value="128722.666666667" calcext:value-type="float">
            <text:p><text:s/>128,723 <text:s/></text:p>
          </table:table-cell>
          <table:table-cell table:style-name="ce44" office:value-type="float" office:value="293699.555555556" calcext:value-type="float">
            <text:p><text:s/>293,700 <text:s/></text:p>
          </table:table-cell>
          <table:table-cell table:style-name="ce44" office:value-type="float" office:value="23743.3333333333" calcext:value-type="float">
            <text:p><text:s/>23,7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16.2666666667" calcext:value-type="float">
            <text:p><text:s/>20,616 <text:s/></text:p>
          </table:table-cell>
          <table:table-cell table:number-columns-repeated="2" table:style-name="ce42" office:value-type="float" office:value="7711.6" calcext:value-type="float">
            <text:p><text:s/>7,7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.666666666667" calcext:value-type="float">
            <text:p><text:s/>211 <text:s/></text:p>
          </table:table-cell>
          <table:table-cell table:style-name="ce42" office:value-type="float" office:value="9078.94444444444" calcext:value-type="float">
            <text:p><text:s/>9,0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41.8" calcext:value-type="float">
            <text:p><text:s/>1,5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2222222222222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.8666666666667" calcext:value-type="float">
            <text:p><text:s/>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60" calcext:value-type="float">
            <text:p><text:s/>2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" calcext:value-type="float">
            <text:p><text:s/>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93333333333333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93333333333333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6.93333333333333" calcext:value-type="float">
            <text:p>( 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.3333333333333" calcext:value-type="float">
            <text:p><text:s/>6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.666666666667" calcext:value-type="float">
            <text:p><text:s/>211 <text:s/></text:p>
          </table:table-cell>
          <table:table-cell table:style-name="ce42" office:value-type="float" office:value="28.3333333333333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5.1333333333333" calcext:value-type="float">
            <text:p><text:s/>2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4.0666666666667" calcext:value-type="float">
            <text:p><text:s/>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9.7333333333333" calcext:value-type="float">
            <text:p><text:s/>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.66666666666667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33333333333333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4.33333333333333" calcext:value-type="float">
            <text:p>( 4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16.2666666667" calcext:value-type="float">
            <text:p><text:s/>20,616 <text:s/></text:p>
          </table:table-cell>
          <table:table-cell table:number-columns-repeated="2" table:style-name="ce42" office:value-type="float" office:value="234" calcext:value-type="float">
            <text:p><text:s/>2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23.05555555556" calcext:value-type="float">
            <text:p><text:s/>8,0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2.533333333333" calcext:value-type="float">
            <text:p><text:s/>1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80.94444444444" calcext:value-type="float">
            <text:p><text:s/>5,7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16.2666666667" calcext:value-type="float">
            <text:p><text:s/>20,616 <text:s/></text:p>
          </table:table-cell>
          <table:table-cell table:number-columns-repeated="2" table:style-name="ce42" office:value-type="float" office:value="81.4666666666667" calcext:value-type="float">
            <text:p><text:s/>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2.11111111111" calcext:value-type="float">
            <text:p><text:s/>2,2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502.4666666667" calcext:value-type="float">
            <text:p>( 18,50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0.866666666666667" calcext:value-type="float">
            <text:p><text:s/>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.8888888888889" calcext:value-type="float">
            <text:p><text:s/>3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36.933333333333" calcext:value-type="float">
            <text:p><text:s/>137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28.466666666667" calcext:value-type="float">
            <text:p><text:s/>3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02.06666666667" calcext:value-type="float">
            <text:p><text:s/>3,8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0.055555555556" calcext:value-type="float">
            <text:p><text:s/>9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47.4" calcext:value-type="float">
            <text:p><text:s/>6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34.733333333333" calcext:value-type="float">
            <text:p><text:s/>5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70917.66666667" calcext:value-type="float">
            <text:p><text:s/>8,670,918 <text:s/></text:p>
          </table:table-cell>
          <table:table-cell table:style-name="ce42" office:value-type="float" office:value="62.5" calcext:value-type="float">
            <text:p><text:s/>63 <text:s/></text:p>
          </table:table-cell>
          <table:table-cell table:style-name="ce42" office:value-type="float" office:value="2416.88888888889" calcext:value-type="float">
            <text:p><text:s/>2,417 <text:s/></text:p>
          </table:table-cell>
          <table:table-cell table:style-name="ce42" office:value-type="float" office:value="231575.111111111" calcext:value-type="float">
            <text:p><text:s/>231,5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.5" calcext:value-type="float">
            <text:p><text:s/>63 <text:s/></text:p>
          </table:table-cell>
          <table:table-cell table:style-name="ce42" office:value-type="float" office:value="2416.88888888889" calcext:value-type="float">
            <text:p><text:s/>2,417 <text:s/></text:p>
          </table:table-cell>
          <table:table-cell table:style-name="ce42" office:value-type="float" office:value="231575.111111111" calcext:value-type="float">
            <text:p><text:s/>231,57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70917.66666667" calcext:value-type="float">
            <text:p><text:s/>8,670,9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3.533333333333" calcext:value-type="float">
            <text:p><text:s/>2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43.533333333333" calcext:value-type="float">
            <text:p><text:s/>2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566.1333333333" calcext:value-type="float">
            <text:p><text:s/>73,5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305.777777778" calcext:value-type="float">
            <text:p><text:s/>126,306 <text:s/></text:p>
          </table:table-cell>
          <table:table-cell table:style-name="ce42" office:value-type="float" office:value="61913.7777777778" calcext:value-type="float">
            <text:p><text:s/>61,914 <text:s/></text:p>
          </table:table-cell>
          <table:table-cell table:style-name="ce42" office:value-type="float" office:value="14662.5" calcext:value-type="float">
            <text:p><text:s/>14,6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933.61111111111" calcext:value-type="float">
            <text:p><text:s/>3,9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8.8888888888889" calcext:value-type="float">
            <text:p><text:s/>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.2666666666667" calcext:value-type="float">
            <text:p><text:s/>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267.13333333333" calcext:value-type="float">
            <text:p><text:s/>8,2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90.4" calcext:value-type="float">
            <text:p><text:s/>3,3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9700.3333333333" calcext:value-type="float">
            <text:p><text:s/>59,7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305.777777778" calcext:value-type="float">
            <text:p><text:s/>126,306 <text:s/></text:p>
          </table:table-cell>
          <table:table-cell table:style-name="ce42" office:value-type="float" office:value="61913.7777777778" calcext:value-type="float">
            <text:p><text:s/>61,914 <text:s/></text:p>
          </table:table-cell>
          <table:table-cell table:style-name="ce42" office:value-type="float" office:value="9227.22222222222" calcext:value-type="float">
            <text:p><text:s/>9,22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197" calcext:value-type="float">
            <text:p><text:s/>2,19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82.77777777778" calcext:value-type="float">
            <text:p><text:s/>1,48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48703.0666667" calcext:value-type="float">
            <text:p><text:s/>12,748,7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48703.0666667" calcext:value-type="float">
            <text:p><text:s/>12,748,70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748703.0666667" calcext:value-type="float">
            <text:p>( 12,748,70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3452.8" calcext:value-type="float">
            <text:p><text:s/>23,453 <text:s/></text:p>
          </table:table-cell>
          <table:table-cell table:style-name="ce42" office:value-type="float" office:value="417600" calcext:value-type="float">
            <text:p><text:s/>417,6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1611.733333333" calcext:value-type="float">
            <text:p><text:s/>211,612 <text:s/></text:p>
          </table:table-cell>
          <table:table-cell table:style-name="ce42" office:value-type="float" office:value="13813.3333333333" calcext:value-type="float">
            <text:p><text:s/>13,813 <text:s/></text:p>
          </table:table-cell>
          <table:table-cell table:style-name="ce42" office:value-type="float" office:value="786452.562854401" calcext:value-type="float">
            <text:p><text:s/>786,4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61.6666666667" calcext:value-type="float">
            <text:p><text:s/>21,662 <text:s/></text:p>
          </table:table-cell>
          <table:table-cell table:style-name="ce42" office:value-type="float" office:value="184693" calcext:value-type="float">
            <text:p><text:s/>184,6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5019090.53333333" calcext:value-type="float">
            <text:p><text:s/>5,019,091 <text:s/></text:p>
          </table:table-cell>
          <table:table-cell table:style-name="ce42" office:value-type="float" office:value="882294.4" calcext:value-type="float">
            <text:p><text:s/>882,2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314.666666667" calcext:value-type="float">
            <text:p><text:s/>274,315 <text:s/></text:p>
          </table:table-cell>
          <table:table-cell table:style-name="ce42" office:value-type="float" office:value="917977.777777778" calcext:value-type="float">
            <text:p><text:s/>917,978 <text:s/></text:p>
          </table:table-cell>
          <table:table-cell table:style-name="ce42" office:value-type="float" office:value="50456.296344011" calcext:value-type="float">
            <text:p><text:s/>50,4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565.0666666667" calcext:value-type="float">
            <text:p><text:s/>46,565 <text:s/></text:p>
          </table:table-cell>
          <table:table-cell table:style-name="ce42" office:value-type="float" office:value="48141" calcext:value-type="float">
            <text:p><text:s/>48,14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90426.133333333" calcext:value-type="float">
            <text:p><text:s/>190,426 <text:s/></text:p>
          </table:table-cell>
          <table:table-cell table:style-name="ce42" office:value-type="float" office:value="3235505.06666667" calcext:value-type="float">
            <text:p><text:s/>3,235,5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12.8" calcext:value-type="float">
            <text:p><text:s/>3,6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349667.733333333" calcext:value-type="float">
            <text:p><text:s/>-349,668 <text:s/></text:p>
          </table:table-cell>
          <table:table-cell table:style-name="ce42" office:value-type="float" office:value="-118876.268373333" calcext:value-type="float">
            <text:p><text:s/>-118,8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145553.066666667" calcext:value-type="float">
            <text:p><text:s/>-145,553 <text:s/></text:p>
          </table:table-cell>
          <table:table-cell table:style-name="ce42" office:value-type="float" office:value="655.555555555551" calcext:value-type="float">
            <text:p><text:s/>656 <text:s/></text:p>
          </table:table-cell>
          <table:table-cell table:style-name="ce42" office:value-type="float" office:value="-183.522222222215" calcext:value-type="float">
            <text:p><text:s/>-1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0243.0666666667" calcext:value-type="float">
            <text:p><text:s/>-20,243 <text:s/></text:p>
          </table:table-cell>
          <table:table-cell table:style-name="ce42" office:value-type="float" office:value="219958" calcext:value-type="float">
            <text:p><text:s/>219,95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4836396.13333333" calcext:value-type="float">
            <text:p><text:s/>-4,836,396 <text:s/></text:p>
          </table:table-cell>
          <table:table-cell table:style-name="ce43" office:value-type="float" office:value="-3581323.19829333" calcext:value-type="float">
            <text:p><text:s/>-3,581,32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9237.3333333333" calcext:value-type="float">
            <text:p><text:s/>79,237 <text:s/></text:p>
          </table:table-cell>
          <table:table-cell table:style-name="ce43" office:value-type="float" office:value="-904820" calcext:value-type="float">
            <text:p><text:s/>-904,820 <text:s/></text:p>
          </table:table-cell>
          <table:table-cell table:style-name="ce43" office:value-type="float" office:value="736179.788732612" calcext:value-type="float">
            <text:p><text:s/>736,18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660.33333333334" calcext:value-type="float">
            <text:p><text:s/>-4,660 <text:s/></text:p>
          </table:table-cell>
          <table:table-cell table:style-name="ce43" office:value-type="float" office:value="-83406" calcext:value-type="float">
            <text:p><text:s/>-83,4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386952.533333333" calcext:value-type="float">
            <text:p><text:s/>386,953 <text:s/></text:p>
          </table:table-cell>
          <table:table-cell table:style-name="ce42" office:value-type="float" office:value="1864009.6" calcext:value-type="float">
            <text:p><text:s/>1,864,0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81.3333333333" calcext:value-type="float">
            <text:p><text:s/>22,5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88.11111111111" calcext:value-type="float">
            <text:p><text:s/>6,1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611" calcext:value-type="float">
            <text:p><text:s/>235,61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97750.8000000003" calcext:value-type="float">
            <text:p><text:s/>97,751 <text:s/></text:p>
          </table:table-cell>
          <table:table-cell table:style-name="ce43" office:value-type="float" office:value="-277285.88558" calcext:value-type="float">
            <text:p><text:s/>-277,28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7264.729860399" calcext:value-type="float">
            <text:p><text:s/>127,265 <text:s/></text:p>
          </table:table-cell>
          <table:table-cell table:style-name="ce42" office:value-type="float" office:value="4277965.07059869" calcext:value-type="float">
            <text:p><text:s/>4,277,9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8110.755957871" calcext:value-type="float">
            <text:p><text:s/>308,111 <text:s/></text:p>
          </table:table-cell>
          <table:table-cell table:style-name="ce42" office:value-type="float" office:value="2758.56007622933" calcext:value-type="float">
            <text:p><text:s/>2,7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4142.666666667" calcext:value-type="float">
            <text:p><text:s/>124,143 <text:s/></text:p>
          </table:table-cell>
          <table:table-cell table:style-name="ce42" office:value-type="float" office:value="3422704" calcext:value-type="float">
            <text:p><text:s/>3,422,7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091.7333333333" calcext:value-type="float">
            <text:p><text:s/>26,0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122.063193732" calcext:value-type="float">
            <text:p><text:s/>3,122 <text:s/></text:p>
          </table:table-cell>
          <table:table-cell table:style-name="ce43" office:value-type="float" office:value="829169.33726536" calcext:value-type="float">
            <text:p><text:s/>829,16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08110.755957871" calcext:value-type="float">
            <text:p><text:s/>308,111 <text:s/></text:p>
          </table:table-cell>
          <table:table-cell table:style-name="ce43" office:value-type="float" office:value="2758.56007622933" calcext:value-type="float">
            <text:p><text:s/>2,75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0941158.6666667" calcext:value-type="float">
            <text:p><text:s/>10,941,159 <text:s/></text:p>
          </table:table-cell>
          <table:table-cell table:style-name="ce42" office:value-type="float" office:value="16611109.32082" calcext:value-type="float">
            <text:p><text:s/>16,611,1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6539.733333333" calcext:value-type="float">
            <text:p><text:s/>326,540 <text:s/></text:p>
          </table:table-cell>
          <table:table-cell table:style-name="ce42" office:value-type="float" office:value="1428438.88888889" calcext:value-type="float">
            <text:p><text:s/>1,428,439 <text:s/></text:p>
          </table:table-cell>
          <table:table-cell table:style-name="ce42" office:value-type="float" office:value="139954.6" calcext:value-type="float">
            <text:p><text:s/>139,9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8923.466666667" calcext:value-type="float">
            <text:p><text:s/>368,923 <text:s/></text:p>
          </table:table-cell>
          <table:table-cell table:style-name="ce42" office:value-type="float" office:value="2171015.88444444" calcext:value-type="float">
            <text:p><text:s/>2,171,0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0793014.176" calcext:value-type="float">
            <text:p><text:s/>10,793,014 <text:s/></text:p>
          </table:table-cell>
          <table:table-cell table:style-name="ce42" office:value-type="float" office:value="16611109.32082" calcext:value-type="float">
            <text:p><text:s/>16,611,1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6539.733333333" calcext:value-type="float">
            <text:p><text:s/>326,540 <text:s/></text:p>
          </table:table-cell>
          <table:table-cell table:style-name="ce42" office:value-type="float" office:value="1428438.88888889" calcext:value-type="float">
            <text:p><text:s/>1,428,439 <text:s/></text:p>
          </table:table-cell>
          <table:table-cell table:style-name="ce42" office:value-type="float" office:value="139954.6" calcext:value-type="float">
            <text:p><text:s/>139,9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8923.466666667" calcext:value-type="float">
            <text:p><text:s/>368,923 <text:s/></text:p>
          </table:table-cell>
          <table:table-cell table:style-name="ce42" office:value-type="float" office:value="2021355.06311111" calcext:value-type="float">
            <text:p><text:s/>2,021,35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48144.490666667" calcext:value-type="float">
            <text:p><text:s/>148,14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49660.821333333" calcext:value-type="float">
            <text:p><text:s/>149,6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88307.3333333333" calcext:value-type="float">
            <text:p><text:s/>88,307 <text:s/></text:p>
          </table:table-cell>
          <table:table-cell table:style-name="ce42" office:value-type="float" office:value="857667.748364789" calcext:value-type="float">
            <text:p><text:s/>857,6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40.7555555556" calcext:value-type="float">
            <text:p><text:s/>12,641 <text:s/></text:p>
          </table:table-cell>
          <table:table-cell table:style-name="ce42" office:value-type="float" office:value="5376.28436821511" calcext:value-type="float">
            <text:p><text:s/>5,3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5.6" calcext:value-type="float">
            <text:p><text:s/>6 <text:s/></text:p>
          </table:table-cell>
          <table:table-cell table:style-name="ce42" office:value-type="float" office:value="641.066666666667" calcext:value-type="float">
            <text:p><text:s/>6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54.6666666667" calcext:value-type="float">
            <text:p><text:s/>14,5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5.6" calcext:value-type="float">
            <text:p><text:s/>6 <text:s/></text:p>
          </table:table-cell>
          <table:table-cell table:style-name="ce42" office:value-type="float" office:value="610.133333333333" calcext:value-type="float">
            <text:p><text:s/>6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88296.1333333333" calcext:value-type="float">
            <text:p><text:s/>88,296 <text:s/></text:p>
          </table:table-cell>
          <table:table-cell table:style-name="ce42" office:value-type="float" office:value="841861.881698123" calcext:value-type="float">
            <text:p><text:s/>841,8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40.7555555556" calcext:value-type="float">
            <text:p><text:s/>12,641 <text:s/></text:p>
          </table:table-cell>
          <table:table-cell table:style-name="ce42" office:value-type="float" office:value="5376.28436821511" calcext:value-type="float">
            <text:p><text:s/>5,3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404487.13680627" calcext:value-type="float">
            <text:p><text:s/>5,404,487 <text:s/></text:p>
          </table:table-cell>
          <table:table-cell table:style-name="ce44" office:value-type="float" office:value="6307429.58914318" calcext:value-type="float">
            <text:p><text:s/>6,307,43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83195.733333333" calcext:value-type="float">
            <text:p><text:s/>383,196 <text:s/></text:p>
          </table:table-cell>
          <table:table-cell table:style-name="ce44" office:value-type="float" office:value="523618.888888889" calcext:value-type="float">
            <text:p><text:s/>523,619 <text:s/></text:p>
          </table:table-cell>
          <table:table-cell table:style-name="ce44" office:value-type="float" office:value="869946.277621501" calcext:value-type="float">
            <text:p><text:s/>869,94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3511.6218199071" calcext:value-type="float">
            <text:p><text:s/>43,512 <text:s/></text:p>
          </table:table-cell>
          <table:table-cell table:style-name="ce44" office:value-type="float" office:value="1843864.04" calcext:value-type="float">
            <text:p><text:s/>1,843,86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404487.13680627" calcext:value-type="float">
            <text:p><text:s/>5,404,487 <text:s/></text:p>
          </table:table-cell>
          <table:table-cell table:style-name="ce44" office:value-type="float" office:value="6307429.58914318" calcext:value-type="float">
            <text:p><text:s/>6,307,430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8154.4884865738" calcext:value-type="float">
            <text:p><text:s/>18,154 <text:s/></text:p>
          </table:table-cell>
          <table:table-cell table:style-name="ce44" office:value-type="float" office:value="13825" calcext:value-type="float">
            <text:p><text:s/>13,8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15021.270139601" calcext:value-type="float">
            <text:p><text:s/>215,021 <text:s/></text:p>
          </table:table-cell>
          <table:table-cell table:style-name="ce42" office:value-type="float" office:value="5628710.65580985" calcext:value-type="float">
            <text:p><text:s/>5,628,7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154.4884865738" calcext:value-type="float">
            <text:p><text:s/>18,154 <text:s/></text:p>
          </table:table-cell>
          <table:table-cell table:style-name="ce42" office:value-type="float" office:value="13825" calcext:value-type="float">
            <text:p><text:s/>13,8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1002.1333333333" calcext:value-type="float">
            <text:p><text:s/>11,002 <text:s/></text:p>
          </table:table-cell>
          <table:table-cell table:style-name="ce42" office:value-type="float" office:value="22980.2666666667" calcext:value-type="float">
            <text:p><text:s/>22,9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6362.53333333333" calcext:value-type="float">
            <text:p><text:s/>6,363 <text:s/></text:p>
          </table:table-cell>
          <table:table-cell table:style-name="ce42" office:value-type="float" office:value="344574.576445451" calcext:value-type="float">
            <text:p><text:s/>344,5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501.54445418667" calcext:value-type="float">
            <text:p><text:s/>5,502 <text:s/></text:p>
          </table:table-cell>
          <table:table-cell table:style-name="ce42" office:value-type="float" office:value="970935.029891509" calcext:value-type="float">
            <text:p><text:s/>970,93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2.4" calcext:value-type="float">
            <text:p><text:s/>22 <text:s/></text:p>
          </table:table-cell>
          <table:table-cell table:style-name="ce42" office:value-type="float" office:value="18922.6666666667" calcext:value-type="float">
            <text:p><text:s/>18,9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7.46666666666667" calcext:value-type="float">
            <text:p><text:s/>7 <text:s/></text:p>
          </table:table-cell>
          <table:table-cell table:style-name="ce42" office:value-type="float" office:value="5392" calcext:value-type="float">
            <text:p><text:s/>5,3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13.406185905333" calcext:value-type="float">
            <text:p><text:s/>613 <text:s/></text:p>
          </table:table-cell>
          <table:table-cell table:style-name="ce42" office:value-type="float" office:value="328465.611433787" calcext:value-type="float">
            <text:p><text:s/>328,4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279.066666666667" calcext:value-type="float">
            <text:p><text:s/>279 <text:s/></text:p>
          </table:table-cell>
          <table:table-cell table:style-name="ce42" office:value-type="float" office:value="2480" calcext:value-type="float">
            <text:p><text:s/>2,4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1211.5764012187" calcext:value-type="float">
            <text:p><text:s/>81,212 <text:s/></text:p>
          </table:table-cell>
          <table:table-cell table:style-name="ce42" office:value-type="float" office:value="1459627.13601558" calcext:value-type="float">
            <text:p><text:s/>1,459,6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289.8440421293" calcext:value-type="float">
            <text:p><text:s/>17,2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8447.9551099533" calcext:value-type="float">
            <text:p><text:s/>78,448 <text:s/></text:p>
          </table:table-cell>
          <table:table-cell table:style-name="ce42" office:value-type="float" office:value="1162108.6473198" calcext:value-type="float">
            <text:p><text:s/>1,162,1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289.8440421293" calcext:value-type="float">
            <text:p><text:s/>17,2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7705.95510995333" calcext:value-type="float">
            <text:p>( 7,706 <text:s/>)</text:p>
          </table:table-cell>
          <table:table-cell table:style-name="ce45" office:value-type="float" office:value="699986.202597589" calcext:value-type="float">
            <text:p>( 699,98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70742" calcext:value-type="float">
            <text:p>( 70,742 <text:s/>)</text:p>
          </table:table-cell>
          <table:table-cell table:style-name="ce45" office:value-type="float" office:value="462122.444722208" calcext:value-type="float">
            <text:p>( 462,12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7289.8440421293" calcext:value-type="float">
            <text:p>( 17,29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018.67088681867" calcext:value-type="float">
            <text:p><text:s/>1,019 <text:s/></text:p>
          </table:table-cell>
          <table:table-cell table:style-name="ce42" office:value-type="float" office:value="40215.1440258133" calcext:value-type="float">
            <text:p><text:s/>40,2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688.95040444667" calcext:value-type="float">
            <text:p><text:s/>1,689 <text:s/></text:p>
          </table:table-cell>
          <table:table-cell table:style-name="ce42" office:value-type="float" office:value="253703.344669973" calcext:value-type="float">
            <text:p><text:s/>253,7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6" calcext:value-type="float">
            <text:p><text:s/>56 <text:s/></text:p>
          </table:table-cell>
          <table:table-cell table:style-name="ce46" office:value-type="float" office:value="3600" calcext:value-type="float">
            <text:p><text:s/>3,60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440.26666666667" calcext:value-type="float">
            <text:p><text:s/>3,440 <text:s/></text:p>
          </table:table-cell>
          <table:table-cell table:style-name="ce42" office:value-type="float" office:value="181882.666666667" calcext:value-type="float">
            <text:p><text:s/>181,8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39.733333333333" calcext:value-type="float">
            <text:p><text:s/>340 <text:s/></text:p>
          </table:table-cell>
          <table:table-cell table:style-name="ce42" office:value-type="float" office:value="20458.6666666667" calcext:value-type="float">
            <text:p><text:s/>20,4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358.93333333333" calcext:value-type="float">
            <text:p><text:s/>1,359 <text:s/></text:p>
          </table:table-cell>
          <table:table-cell table:style-name="ce46" office:value-type="float" office:value="63667.2" calcext:value-type="float">
            <text:p><text:s/>63,66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8535.7333333333" calcext:value-type="float">
            <text:p><text:s/>28,536 <text:s/></text:p>
          </table:table-cell>
          <table:table-cell table:style-name="ce42" office:value-type="float" office:value="398158.933333333" calcext:value-type="float">
            <text:p><text:s/>398,1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4.644444444444" calcext:value-type="float">
            <text:p><text:s/>8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5389.4666666667" calcext:value-type="float">
            <text:p><text:s/>25,389 <text:s/></text:p>
          </table:table-cell>
          <table:table-cell table:style-name="ce42" office:value-type="float" office:value="64113.0666666667" calcext:value-type="float">
            <text:p><text:s/>64,1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146.26666666667" calcext:value-type="float">
            <text:p><text:s/>3,146 <text:s/></text:p>
          </table:table-cell>
          <table:table-cell table:style-name="ce42" office:value-type="float" office:value="334045.866666667" calcext:value-type="float">
            <text:p><text:s/>334,0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4.644444444444" calcext:value-type="float">
            <text:p><text:s/>8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47.466666666667" calcext:value-type="float">
            <text:p>( 147 <text:s/>)</text:p>
          </table:table-cell>
          <table:table-cell table:style-name="ce45" office:value-type="float" office:value="13866.6666666667" calcext:value-type="float">
            <text:p>( 13,86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8849.06666666667" calcext:value-type="float">
            <text:p>( 8,84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537.6" calcext:value-type="float">
            <text:p><text:s/>7,538 <text:s/></text:p>
          </table:table-cell>
          <table:table-cell table:style-name="ce42" office:value-type="float" office:value="534767.722666667" calcext:value-type="float">
            <text:p><text:s/>534,7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825" calcext:value-type="float">
            <text:p><text:s/>13,82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479.2" calcext:value-type="float">
            <text:p><text:s/>6,479 <text:s/></text:p>
          </table:table-cell>
          <table:table-cell table:style-name="ce42" office:value-type="float" office:value="470058.389333333" calcext:value-type="float">
            <text:p><text:s/>470,0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825" calcext:value-type="float">
            <text:p><text:s/>13,82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058.4" calcext:value-type="float">
            <text:p><text:s/>1,058 <text:s/></text:p>
          </table:table-cell>
          <table:table-cell table:style-name="ce42" office:value-type="float" office:value="64709.3333333333" calcext:value-type="float">
            <text:p><text:s/>64,7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733.73333333333" calcext:value-type="float">
            <text:p><text:s/>2,734 <text:s/></text:p>
          </table:table-cell>
          <table:table-cell table:style-name="ce42" office:value-type="float" office:value="101646.933333333" calcext:value-type="float">
            <text:p><text:s/>101,6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112.53333333333" calcext:value-type="float">
            <text:p><text:s/>1,113 <text:s/></text:p>
          </table:table-cell>
          <table:table-cell table:style-name="ce46" office:value-type="float" office:value="10274.1333333333" calcext:value-type="float">
            <text:p><text:s/>10,27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7710" calcext:value-type="float">
            <text:p><text:s/>17,710 <text:s/></text:p>
          </table:table-cell>
          <table:table-cell table:style-name="ce42" office:value-type="float" office:value="228658.437916853" calcext:value-type="float">
            <text:p><text:s/>228,6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7653.33333333333" calcext:value-type="float">
            <text:p><text:s/>7,653 <text:s/></text:p>
          </table:table-cell>
          <table:table-cell table:style-name="ce42" office:value-type="float" office:value="26635.7333333333" calcext:value-type="float">
            <text:p><text:s/>26,6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892.4" calcext:value-type="float">
            <text:p><text:s/>2,892 <text:s/></text:p>
          </table:table-cell>
          <table:table-cell table:style-name="ce42" office:value-type="float" office:value="801155.2" calcext:value-type="float">
            <text:p><text:s/>801,1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678.343098290667" calcext:value-type="float">
            <text:p><text:s/>678 <text:s/></text:p>
          </table:table-cell>
          <table:table-cell table:style-name="ce42" office:value-type="float" office:value="67.2" calcext:value-type="float">
            <text:p><text:s/>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36028.5333333333" calcext:value-type="float">
            <text:p><text:s/>36,029 <text:s/></text:p>
          </table:table-cell>
          <table:table-cell table:style-name="ce42" office:value-type="float" office:value="69098.6666666667" calcext:value-type="float">
            <text:p><text:s/>69,0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8861.8747733333" calcext:value-type="float">
            <text:p><text:s/>38,86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759741.06666667" calcext:value-type="float">
            <text:p><text:s/>3,759,741 <text:s/></text:p>
          </table:table-cell>
          <table:table-cell table:style-name="ce42" office:value-type="float" office:value="236928" calcext:value-type="float">
            <text:p><text:s/>236,9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617418.93333333" calcext:value-type="float">
            <text:p><text:s/>3,617,41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8031.4666666667" calcext:value-type="float">
            <text:p><text:s/>38,03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04290.666666667" calcext:value-type="float">
            <text:p><text:s/>104,291 <text:s/></text:p>
          </table:table-cell>
          <table:table-cell table:style-name="ce42" office:value-type="float" office:value="236928" calcext:value-type="float">
            <text:p><text:s/>236,9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976118.266666667" calcext:value-type="float">
            <text:p><text:s/>976,118 <text:s/></text:p>
          </table:table-cell>
          <table:table-cell table:style-name="ce42" office:value-type="float" office:value="29170.1333333333" calcext:value-type="float">
            <text:p><text:s/>29,1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257.2" calcext:value-type="float">
            <text:p><text:s/>1,257 <text:s/></text:p>
          </table:table-cell>
          <table:table-cell table:style-name="ce42" office:value-type="float" office:value="1520" calcext:value-type="float">
            <text:p><text:s/>1,5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974861.066666667" calcext:value-type="float">
            <text:p><text:s/>974,861 <text:s/></text:p>
          </table:table-cell>
          <table:table-cell table:style-name="ce43" office:value-type="float" office:value="27650.1333333333" calcext:value-type="float">
            <text:p><text:s/>27,65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53606.533333333" calcext:value-type="float">
            <text:p><text:s/>453,607 <text:s/></text:p>
          </table:table-cell>
          <table:table-cell table:style-name="ce42" office:value-type="float" office:value="412620.8" calcext:value-type="float">
            <text:p><text:s/>412,6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3551.3333333333" calcext:value-type="float">
            <text:p><text:s/>73,551 <text:s/></text:p>
          </table:table-cell>
          <table:table-cell table:style-name="ce42" office:value-type="float" office:value="328104.533333333" calcext:value-type="float">
            <text:p><text:s/>328,1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760.26666666667" calcext:value-type="float">
            <text:p><text:s/>1,760 <text:s/></text:p>
          </table:table-cell>
          <table:table-cell table:style-name="ce42" office:value-type="float" office:value="6967.46666666667" calcext:value-type="float">
            <text:p><text:s/>6,9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7894.13333333333" calcext:value-type="float">
            <text:p><text:s/>7,894 <text:s/></text:p>
          </table:table-cell>
          <table:table-cell table:style-name="ce42" office:value-type="float" office:value="339.2" calcext:value-type="float">
            <text:p><text:s/>3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3640.93333333333" calcext:value-type="float">
            <text:p><text:s/>3,64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100.53333333333" calcext:value-type="float">
            <text:p><text:s/>3,101 <text:s/></text:p>
          </table:table-cell>
          <table:table-cell table:style-name="ce42" office:value-type="float" office:value="2731.73333333333" calcext:value-type="float">
            <text:p><text:s/>2,7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72886.133333333" calcext:value-type="float">
            <text:p><text:s/>272,886 <text:s/></text:p>
          </table:table-cell>
          <table:table-cell table:style-name="ce42" office:value-type="float" office:value="6425.6" calcext:value-type="float">
            <text:p><text:s/>6,4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90773.2" calcext:value-type="float">
            <text:p><text:s/>90,773 <text:s/></text:p>
          </table:table-cell>
          <table:table-cell table:style-name="ce43" office:value-type="float" office:value="68052.2666666667" calcext:value-type="float">
            <text:p><text:s/>68,05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3195.733333333" calcext:value-type="float">
            <text:p><text:s/>383,196 <text:s/></text:p>
          </table:table-cell>
          <table:table-cell table:style-name="ce42" office:value-type="float" office:value="523618.888888889" calcext:value-type="float">
            <text:p><text:s/>523,619 <text:s/></text:p>
          </table:table-cell>
          <table:table-cell table:style-name="ce42" office:value-type="float" office:value="869946.277621501" calcext:value-type="float">
            <text:p><text:s/>869,9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357.1333333333" calcext:value-type="float">
            <text:p><text:s/>25,357 <text:s/></text:p>
          </table:table-cell>
          <table:table-cell table:style-name="ce42" office:value-type="float" office:value="1830039.04" calcext:value-type="float">
            <text:p><text:s/>1,830,03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3195.733333333" calcext:value-type="float">
            <text:p><text:s/>383,196 <text:s/></text:p>
          </table:table-cell>
          <table:table-cell table:style-name="ce42" office:value-type="float" office:value="523618.888888889" calcext:value-type="float">
            <text:p><text:s/>523,619 <text:s/></text:p>
          </table:table-cell>
          <table:table-cell table:style-name="ce42" office:value-type="float" office:value="869946.277621501" calcext:value-type="float">
            <text:p><text:s/>869,9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357.1333333333" calcext:value-type="float">
            <text:p><text:s/>25,357 <text:s/></text:p>
          </table:table-cell>
          <table:table-cell table:style-name="ce42" office:value-type="float" office:value="1830039.04" calcext:value-type="float">
            <text:p><text:s/>1,830,03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516125.828927314" calcext:value-type="float">
            <text:p><text:s/>516,126 <text:s/></text:p>
          </table:table-cell>
          <table:table-cell table:style-name="ce42" office:value-type="float" office:value="17711367.4054927" calcext:value-type="float">
            <text:p><text:s/>17,711,3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1142.851819" calcext:value-type="float">
            <text:p><text:s/>1,061,143 <text:s/></text:p>
          </table:table-cell>
          <table:table-cell table:style-name="ce42" office:value-type="float" office:value="12056.17103" calcext:value-type="float">
            <text:p><text:s/>12,056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04472.411680314" calcext:value-type="float">
            <text:p><text:s/>504,472 <text:s/></text:p>
          </table:table-cell>
          <table:table-cell table:style-name="ce42" office:value-type="float" office:value="13511794.3343197" calcext:value-type="float">
            <text:p><text:s/>13,511,7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355.615772" calcext:value-type="float">
            <text:p><text:s/>71,3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1653.417247" calcext:value-type="float">
            <text:p><text:s/>11,653 <text:s/></text:p>
          </table:table-cell>
          <table:table-cell table:style-name="ce42" office:value-type="float" office:value="4128217.455401" calcext:value-type="float">
            <text:p><text:s/>4,128,2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1142.851819" calcext:value-type="float">
            <text:p><text:s/>1,061,143 <text:s/></text:p>
          </table:table-cell>
          <table:table-cell table:style-name="ce42" office:value-type="float" office:value="12056.17103" calcext:value-type="float">
            <text:p><text:s/>12,056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591.802885" calcext:value-type="float">
            <text:p><text:s/>40,5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1616.816907" calcext:value-type="float">
            <text:p><text:s/>911,617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0591.802885" calcext:value-type="float">
            <text:p><text:s/>40,59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11616.816907" calcext:value-type="float">
            <text:p><text:s/>911,617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38571.555555556" calcext:value-type="float">
            <text:p><text:s/>738,57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67349.55205512" calcext:value-type="float">
            <text:p><text:s/>1,567,350 <text:s/></text:p>
          </table:table-cell>
          <table:table-cell table:style-name="ce41" office:value-type="float" office:value="283510.383780013" calcext:value-type="float">
            <text:p><text:s/>283,510 <text:s/></text:p>
          </table:table-cell>
          <table:table-cell table:style-name="ce41" office:value-type="float" office:value="250241.256633013" calcext:value-type="float">
            <text:p><text:s/>250,24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3269.127147" calcext:value-type="float">
            <text:p><text:s/>33,269 <text:s/></text:p>
          </table:table-cell>
          <table:table-cell table:style-name="ce41" office:value-type="float" office:value="1283839.16827511" calcext:value-type="float">
            <text:p><text:s/>1,283,83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300742.83960127" calcext:value-type="float">
            <text:p><text:s/>7,300,7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00742.83960127" calcext:value-type="float">
            <text:p><text:s/>7,300,7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91216.7271207773" calcext:value-type="float">
            <text:p><text:s/>-91,217 <text:s/></text:p>
          </table:table-cell>
          <table:table-cell table:style-name="ce42" office:value-type="float" office:value="-62544.3777777778" calcext:value-type="float">
            <text:p><text:s/>-62,544 <text:s/></text:p>
          </table:table-cell>
          <table:table-cell table:style-name="ce42" office:value-type="float" office:value="-28672.3493429995" calcext:value-type="float">
            <text:p><text:s/>-28,6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130531.1222776" calcext:value-type="float">
            <text:p><text:s/>8,130,531 <text:s/></text:p>
          </table:table-cell>
          <table:table-cell table:style-name="ce43" office:value-type="float" office:value="801115.933333333" calcext:value-type="float">
            <text:p><text:s/>801,116 <text:s/></text:p>
          </table:table-cell>
          <table:table-cell table:style-name="ce43" office:value-type="float" office:value="7329415.18894427" calcext:value-type="float">
            <text:p><text:s/>7,329,415 <text:s/></text:p>
          </table:table-cell>
          <table:table-cell table:style-name="ce43" office:value-type="float" office:value="1567349.55205512" calcext:value-type="float">
            <text:p><text:s/>1,567,350 <text:s/></text:p>
          </table:table-cell>
          <table:table-cell table:style-name="ce43" office:value-type="float" office:value="283510.383780013" calcext:value-type="float">
            <text:p><text:s/>283,510 <text:s/></text:p>
          </table:table-cell>
          <table:table-cell table:style-name="ce43" office:value-type="float" office:value="250241.256633013" calcext:value-type="float">
            <text:p><text:s/>250,24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3269.127147" calcext:value-type="float">
            <text:p><text:s/>33,269 <text:s/></text:p>
          </table:table-cell>
          <table:table-cell table:style-name="ce43" office:value-type="float" office:value="1283839.16827511" calcext:value-type="float">
            <text:p><text:s/>1,283,8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7792422.98894427" calcext:value-type="float">
            <text:p><text:s/>7,792,4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92422.98894427" calcext:value-type="float">
            <text:p><text:s/>7,792,4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05020.625" calcext:value-type="float">
            <text:p><text:s/>105,02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5020.625" calcext:value-type="float">
            <text:p><text:s/>105,021 <text:s/></text:p>
          </table:table-cell>
          <table:table-cell table:style-name="ce43" office:value-type="float" office:value="0.0000000000135" calcext:value-type="float">
            <text:p><text:s/>0 <text:s/></text:p>
          </table:table-cell>
          <table:table-cell table:number-columns-repeated="2" table:style-name="ce43" office:value-type="float" office:value="0.0000000000025" calcext:value-type="float">
            <text:p><text:s/>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0.000000000011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618055.47917881" calcext:value-type="float">
            <text:p><text:s/>5,618,055 <text:s/></text:p>
          </table:table-cell>
          <table:table-cell table:style-name="ce42" office:value-type="float" office:value="113723.130209316" calcext:value-type="float">
            <text:p><text:s/>113,723 <text:s/></text:p>
          </table:table-cell>
          <table:table-cell table:style-name="ce42" office:value-type="float" office:value="5504332.34896949" calcext:value-type="float">
            <text:p><text:s/>5,504,332 <text:s/></text:p>
          </table:table-cell>
          <table:table-cell table:style-name="ce42" office:value-type="float" office:value="1119072.78711011" calcext:value-type="float">
            <text:p><text:s/>1,119,073 <text:s/></text:p>
          </table:table-cell>
          <table:table-cell table:style-name="ce42" office:value-type="float" office:value="99089.1573946563" calcext:value-type="float">
            <text:p><text:s/>99,089 <text:s/></text:p>
          </table:table-cell>
          <table:table-cell table:style-name="ce42" office:value-type="float" office:value="72473.8556770563" calcext:value-type="float">
            <text:p><text:s/>72,4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15.3017176" calcext:value-type="float">
            <text:p><text:s/>26,615 <text:s/></text:p>
          </table:table-cell>
          <table:table-cell table:style-name="ce42" office:value-type="float" office:value="1019983.62971546" calcext:value-type="float">
            <text:p><text:s/>1,019,98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424009" calcext:value-type="float">
            <text:p><text:s/>5,424,0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24009" calcext:value-type="float">
            <text:p><text:s/>5,424,0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110693.503111111" calcext:value-type="float">
            <text:p><text:s/>110,6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020.8333333333" calcext:value-type="float">
            <text:p><text:s/>32,0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020.8333333333" calcext:value-type="float">
            <text:p><text:s/>32,02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3352.9760676944" calcext:value-type="float">
            <text:p><text:s/>83,353 <text:s/></text:p>
          </table:table-cell>
          <table:table-cell table:style-name="ce43" office:value-type="float" office:value="3029.62709820444" calcext:value-type="float">
            <text:p><text:s/>3,030 <text:s/></text:p>
          </table:table-cell>
          <table:table-cell table:style-name="ce43" office:value-type="float" office:value="80323.34896949" calcext:value-type="float">
            <text:p><text:s/>80,323 <text:s/></text:p>
          </table:table-cell>
          <table:table-cell table:style-name="ce43" office:value-type="float" office:value="1087051.95377678" calcext:value-type="float">
            <text:p><text:s/>1,087,052 <text:s/></text:p>
          </table:table-cell>
          <table:table-cell table:style-name="ce43" office:value-type="float" office:value="99089.1573946563" calcext:value-type="float">
            <text:p><text:s/>99,089 <text:s/></text:p>
          </table:table-cell>
          <table:table-cell table:style-name="ce43" office:value-type="float" office:value="72473.8556770563" calcext:value-type="float">
            <text:p><text:s/>72,47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615.3017176" calcext:value-type="float">
            <text:p><text:s/>26,615 <text:s/></text:p>
          </table:table-cell>
          <table:table-cell table:style-name="ce43" office:value-type="float" office:value="987962.796382122" calcext:value-type="float">
            <text:p><text:s/>987,96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718321.42477778" calcext:value-type="float">
            <text:p><text:s/>7,718,321 <text:s/></text:p>
          </table:table-cell>
          <table:table-cell table:style-name="ce42" office:value-type="float" office:value="521706.577777778" calcext:value-type="float">
            <text:p><text:s/>521,707 <text:s/></text:p>
          </table:table-cell>
          <table:table-cell table:style-name="ce42" office:value-type="float" office:value="7196614.847" calcext:value-type="float">
            <text:p><text:s/>7,196,6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7718321.42477778" calcext:value-type="float">
            <text:p><text:s/>7,718,321 <text:s/></text:p>
          </table:table-cell>
          <table:table-cell table:style-name="ce43" office:value-type="float" office:value="521706.577777778" calcext:value-type="float">
            <text:p><text:s/>521,707 <text:s/></text:p>
          </table:table-cell>
          <table:table-cell table:style-name="ce43" office:value-type="float" office:value="7196614.847" calcext:value-type="float">
            <text:p><text:s/>7,196,61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85739.451370141" calcext:value-type="float">
            <text:p><text:s/>485,739 <text:s/></text:p>
          </table:table-cell>
          <table:table-cell table:style-name="ce42" office:value-type="float" office:value="12151.4151111111" calcext:value-type="float">
            <text:p><text:s/>12,151 <text:s/></text:p>
          </table:table-cell>
          <table:table-cell table:style-name="ce42" office:value-type="float" office:value="473588.03625903" calcext:value-type="float">
            <text:p><text:s/>473,5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75759.416370141" calcext:value-type="float">
            <text:p><text:s/>375,759 <text:s/></text:p>
          </table:table-cell>
          <table:table-cell table:style-name="ce42" office:value-type="float" office:value="11839.1111111111" calcext:value-type="float">
            <text:p><text:s/>11,839 <text:s/></text:p>
          </table:table-cell>
          <table:table-cell table:style-name="ce42" office:value-type="float" office:value="363920.30525903" calcext:value-type="float">
            <text:p><text:s/>363,9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09980.035" calcext:value-type="float">
            <text:p><text:s/>109,980 <text:s/></text:p>
          </table:table-cell>
          <table:table-cell table:style-name="ce42" office:value-type="float" office:value="312.304" calcext:value-type="float">
            <text:p><text:s/>312 <text:s/></text:p>
          </table:table-cell>
          <table:table-cell table:style-name="ce42" office:value-type="float" office:value="109667.731" calcext:value-type="float">
            <text:p><text:s/>109,6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847614.00256216" calcext:value-type="float">
            <text:p><text:s/>1,847,614 <text:s/></text:p>
          </table:table-cell>
          <table:table-cell table:style-name="ce44" office:value-type="float" office:value="1196947.96579068" calcext:value-type="float">
            <text:p><text:s/>1,196,948 <text:s/></text:p>
          </table:table-cell>
          <table:table-cell table:style-name="ce44" office:value-type="float" office:value="650666.03677148" calcext:value-type="float">
            <text:p><text:s/>650,666 <text:s/></text:p>
          </table:table-cell>
          <table:table-cell table:style-name="ce44" office:value-type="float" office:value="448276.764945012" calcext:value-type="float">
            <text:p><text:s/>448,277 <text:s/></text:p>
          </table:table-cell>
          <table:table-cell table:style-name="ce44" office:value-type="float" office:value="184421.226385357" calcext:value-type="float">
            <text:p><text:s/>184,421 <text:s/></text:p>
          </table:table-cell>
          <table:table-cell table:style-name="ce44" office:value-type="float" office:value="177767.400955957" calcext:value-type="float">
            <text:p><text:s/>177,76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653.8254294" calcext:value-type="float">
            <text:p><text:s/>6,654 <text:s/></text:p>
          </table:table-cell>
          <table:table-cell table:style-name="ce44" office:value-type="float" office:value="263855.538559656" calcext:value-type="float">
            <text:p><text:s/>263,85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847614.00256216" calcext:value-type="float">
            <text:p><text:s/>1,847,614 <text:s/></text:p>
          </table:table-cell>
          <table:table-cell table:style-name="ce44" office:value-type="float" office:value="1196947.96579068" calcext:value-type="float">
            <text:p><text:s/>1,196,948 <text:s/></text:p>
          </table:table-cell>
          <table:table-cell table:style-name="ce44" office:value-type="float" office:value="650666.03677148" calcext:value-type="float">
            <text:p><text:s/>650,666 <text:s/></text:p>
          </table:table-cell>
          <table:table-cell table:style-name="ce44" office:value-type="float" office:value="448276.764945012" calcext:value-type="float">
            <text:p><text:s/>448,277 <text:s/></text:p>
          </table:table-cell>
          <table:table-cell table:style-name="ce44" office:value-type="float" office:value="184421.226385357" calcext:value-type="float">
            <text:p><text:s/>184,421 <text:s/></text:p>
          </table:table-cell>
          <table:table-cell table:style-name="ce44" office:value-type="float" office:value="177767.400955957" calcext:value-type="float">
            <text:p><text:s/>177,76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653.8254294" calcext:value-type="float">
            <text:p><text:s/>6,654 <text:s/></text:p>
          </table:table-cell>
          <table:table-cell table:style-name="ce44" office:value-type="float" office:value="263855.538559656" calcext:value-type="float">
            <text:p><text:s/>263,8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20980.990339942" calcext:value-type="float">
            <text:p><text:s/>820,981 <text:s/></text:p>
          </table:table-cell>
          <table:table-cell table:style-name="ce42" office:value-type="float" office:value="327403.183568462" calcext:value-type="float">
            <text:p><text:s/>327,403 <text:s/></text:p>
          </table:table-cell>
          <table:table-cell table:style-name="ce42" office:value-type="float" office:value="493577.80677148" calcext:value-type="float">
            <text:p><text:s/>493,578 <text:s/></text:p>
          </table:table-cell>
          <table:table-cell table:style-name="ce42" office:value-type="float" office:value="448276.764945012" calcext:value-type="float">
            <text:p><text:s/>448,277 <text:s/></text:p>
          </table:table-cell>
          <table:table-cell table:style-name="ce42" office:value-type="float" office:value="184421.226385357" calcext:value-type="float">
            <text:p><text:s/>184,421 <text:s/></text:p>
          </table:table-cell>
          <table:table-cell table:style-name="ce42" office:value-type="float" office:value="177767.400955957" calcext:value-type="float">
            <text:p><text:s/>177,7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53.8254294" calcext:value-type="float">
            <text:p><text:s/>6,654 <text:s/></text:p>
          </table:table-cell>
          <table:table-cell table:style-name="ce42" office:value-type="float" office:value="263855.538559656" calcext:value-type="float">
            <text:p><text:s/>263,8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65.7777777777778" calcext:value-type="float">
            <text:p><text:s/>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9904.6992555556" calcext:value-type="float">
            <text:p><text:s/>19,905 <text:s/></text:p>
          </table:table-cell>
          <table:table-cell table:style-name="ce42" office:value-type="float" office:value="16012.6642555556" calcext:value-type="float">
            <text:p><text:s/>16,013 <text:s/></text:p>
          </table:table-cell>
          <table:table-cell table:style-name="ce42" office:value-type="float" office:value="3892.035" calcext:value-type="float">
            <text:p><text:s/>3,892 <text:s/></text:p>
          </table:table-cell>
          <table:table-cell table:number-columns-repeated="3" table:style-name="ce42" office:value-type="float" office:value="24270.3112997555" calcext:value-type="float">
            <text:p><text:s/>24,2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4152.2675555556" calcext:value-type="float">
            <text:p><text:s/>44,152 <text:s/></text:p>
          </table:table-cell>
          <table:table-cell table:style-name="ce42" office:value-type="float" office:value="27519.4115555556" calcext:value-type="float">
            <text:p><text:s/>27,519 <text:s/></text:p>
          </table:table-cell>
          <table:table-cell table:style-name="ce42" office:value-type="float" office:value="16632.856" calcext:value-type="float">
            <text:p><text:s/>16,6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452.905222222222" calcext:value-type="float">
            <text:p><text:s/>453 <text:s/></text:p>
          </table:table-cell>
          <table:table-cell table:style-name="ce42" office:value-type="float" office:value="224.742222222222" calcext:value-type="float">
            <text:p><text:s/>225 <text:s/></text:p>
          </table:table-cell>
          <table:table-cell table:style-name="ce42" office:value-type="float" office:value="228.163" calcext:value-type="float">
            <text:p><text:s/>2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476.66344444444" calcext:value-type="float">
            <text:p><text:s/>1,477 <text:s/></text:p>
          </table:table-cell>
          <table:table-cell table:style-name="ce42" office:value-type="float" office:value="544.996444444444" calcext:value-type="float">
            <text:p><text:s/>545 <text:s/></text:p>
          </table:table-cell>
          <table:table-cell table:style-name="ce42" office:value-type="float" office:value="931.667" calcext:value-type="float">
            <text:p><text:s/>9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186.39309068444" calcext:value-type="float">
            <text:p><text:s/>7,186 <text:s/></text:p>
          </table:table-cell>
          <table:table-cell table:style-name="ce42" office:value-type="float" office:value="5094.96909068445" calcext:value-type="float">
            <text:p><text:s/>5,095 <text:s/></text:p>
          </table:table-cell>
          <table:table-cell table:style-name="ce42" office:value-type="float" office:value="2091.424" calcext:value-type="float">
            <text:p><text:s/>2,091 <text:s/></text:p>
          </table:table-cell>
          <table:table-cell table:style-name="ce42" office:value-type="float" office:value="171241.754656201" calcext:value-type="float">
            <text:p><text:s/>171,242 <text:s/></text:p>
          </table:table-cell>
          <table:table-cell table:number-columns-repeated="2" table:style-name="ce42" office:value-type="float" office:value="153497.089656201" calcext:value-type="float">
            <text:p><text:s/>153,49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44.665" calcext:value-type="float">
            <text:p><text:s/>17,7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861.836333333333" calcext:value-type="float">
            <text:p><text:s/>862 <text:s/></text:p>
          </table:table-cell>
          <table:table-cell table:style-name="ce42" office:value-type="float" office:value="462.549333333333" calcext:value-type="float">
            <text:p><text:s/>463 <text:s/></text:p>
          </table:table-cell>
          <table:table-cell table:style-name="ce42" office:value-type="float" office:value="399.287" calcext:value-type="float">
            <text:p><text:s/>3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22615.826549258" calcext:value-type="float">
            <text:p><text:s/>122,616 <text:s/></text:p>
          </table:table-cell>
          <table:table-cell table:style-name="ce42" office:value-type="float" office:value="383.153777777778" calcext:value-type="float">
            <text:p><text:s/>383 <text:s/></text:p>
          </table:table-cell>
          <table:table-cell table:style-name="ce42" office:value-type="float" office:value="122232.67277148" calcext:value-type="float">
            <text:p><text:s/>122,233 <text:s/></text:p>
          </table:table-cell>
          <table:table-cell table:style-name="ce42" office:value-type="float" office:value="29.8969722666667" calcext:value-type="float">
            <text:p><text:s/>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.8969722666667" calcext:value-type="float">
            <text:p><text:s/>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0239.096549258" calcext:value-type="float">
            <text:p><text:s/>120,239 <text:s/></text:p>
          </table:table-cell>
          <table:table-cell table:style-name="ce42" office:value-type="float" office:value="383.153777777778" calcext:value-type="float">
            <text:p><text:s/>383 <text:s/></text:p>
          </table:table-cell>
          <table:table-cell table:style-name="ce42" office:value-type="float" office:value="119855.94277148" calcext:value-type="float">
            <text:p><text:s/>119,856 <text:s/></text:p>
          </table:table-cell>
          <table:table-cell table:style-name="ce42" office:value-type="float" office:value="29.8969722666667" calcext:value-type="float">
            <text:p><text:s/>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.8969722666667" calcext:value-type="float">
            <text:p><text:s/>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535.262777777778" calcext:value-type="float">
            <text:p>( 535 <text:s/>)</text:p>
          </table:table-cell>
          <table:table-cell table:style-name="ce45" office:value-type="float" office:value="383.153777777778" calcext:value-type="float">
            <text:p>( 383 <text:s/>)</text:p>
          </table:table-cell>
          <table:table-cell table:style-name="ce45" office:value-type="float" office:value="152.109" calcext:value-type="float">
            <text:p>( 152 <text:s/>)</text:p>
          </table:table-cell>
          <table:table-cell table:style-name="ce45" office:value-type="float" office:value="29.8969722666667" calcext:value-type="float">
            <text:p>( 3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9.8969722666667" calcext:value-type="float">
            <text:p>( 3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19703.83377148" calcext:value-type="float">
            <text:p>( 119,70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19703.83377148" calcext:value-type="float">
            <text:p>( 119,70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376.73" calcext:value-type="float">
            <text:p><text:s/>2,3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76.73" calcext:value-type="float">
            <text:p><text:s/>2,3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5234.16744444444" calcext:value-type="float">
            <text:p><text:s/>5,234 <text:s/></text:p>
          </table:table-cell>
          <table:table-cell table:style-name="ce42" office:value-type="float" office:value="5006.00444444445" calcext:value-type="float">
            <text:p><text:s/>5,006 <text:s/></text:p>
          </table:table-cell>
          <table:table-cell table:style-name="ce42" office:value-type="float" office:value="228.163" calcext:value-type="float">
            <text:p><text:s/>2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3271.62622222222" calcext:value-type="float">
            <text:p><text:s/>3,272 <text:s/></text:p>
          </table:table-cell>
          <table:table-cell table:style-name="ce42" office:value-type="float" office:value="312.382222222222" calcext:value-type="float">
            <text:p><text:s/>312 <text:s/></text:p>
          </table:table-cell>
          <table:table-cell table:style-name="ce42" office:value-type="float" office:value="2959.244" calcext:value-type="float">
            <text:p><text:s/>2,9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4525.7901111111" calcext:value-type="float">
            <text:p><text:s/>14,526 <text:s/></text:p>
          </table:table-cell>
          <table:table-cell table:style-name="ce46" office:value-type="float" office:value="1666.39111111111" calcext:value-type="float">
            <text:p><text:s/>1,666 <text:s/></text:p>
          </table:table-cell>
          <table:table-cell table:style-name="ce46" office:value-type="float" office:value="12859.399" calcext:value-type="float">
            <text:p><text:s/>12,85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09407.097666667" calcext:value-type="float">
            <text:p><text:s/>209,407 <text:s/></text:p>
          </table:table-cell>
          <table:table-cell table:style-name="ce42" office:value-type="float" office:value="153710.458666667" calcext:value-type="float">
            <text:p><text:s/>153,710 <text:s/></text:p>
          </table:table-cell>
          <table:table-cell table:style-name="ce42" office:value-type="float" office:value="55696.639" calcext:value-type="float">
            <text:p><text:s/>55,6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484.01" calcext:value-type="float">
            <text:p><text:s/>484 <text:s/></text:p>
          </table:table-cell>
          <table:table-cell table:style-name="ce42" office:value-type="float" office:value="179.792" calcext:value-type="float">
            <text:p><text:s/>180 <text:s/></text:p>
          </table:table-cell>
          <table:table-cell table:style-name="ce42" office:value-type="float" office:value="304.218" calcext:value-type="float">
            <text:p><text:s/>3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08923.087666667" calcext:value-type="float">
            <text:p><text:s/>208,923 <text:s/></text:p>
          </table:table-cell>
          <table:table-cell table:style-name="ce42" office:value-type="float" office:value="153530.666666667" calcext:value-type="float">
            <text:p><text:s/>153,531 <text:s/></text:p>
          </table:table-cell>
          <table:table-cell table:style-name="ce42" office:value-type="float" office:value="55392.421" calcext:value-type="float">
            <text:p><text:s/>55,3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60548.3098888889" calcext:value-type="float">
            <text:p>( 60,548 <text:s/>)</text:p>
          </table:table-cell>
          <table:table-cell table:style-name="ce45" office:value-type="float" office:value="60456.8888888889" calcext:value-type="float">
            <text:p>( 60,457 <text:s/>)</text:p>
          </table:table-cell>
          <table:table-cell table:style-name="ce45" office:value-type="float" office:value="91.421" calcext:value-type="float">
            <text:p>( 9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38396" calcext:value-type="float">
            <text:p>( 38,396 <text:s/>)</text:p>
          </table:table-cell>
          <table:table-cell table:style-name="ce47" office:value-type="float" office:value="38392" calcext:value-type="float">
            <text:p>( 38,392 <text:s/>)</text:p>
          </table:table-cell>
          <table:table-cell table:style-name="ce47" office:value-type="float" office:value="4" calcext:value-type="float">
            <text:p>( 4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36502.840888889" calcext:value-type="float">
            <text:p><text:s/>236,503 <text:s/></text:p>
          </table:table-cell>
          <table:table-cell table:style-name="ce42" office:value-type="float" office:value="11145.2968888889" calcext:value-type="float">
            <text:p><text:s/>11,145 <text:s/></text:p>
          </table:table-cell>
          <table:table-cell table:style-name="ce42" office:value-type="float" office:value="225357.544" calcext:value-type="float">
            <text:p><text:s/>225,3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29568.242888889" calcext:value-type="float">
            <text:p><text:s/>229,568 <text:s/></text:p>
          </table:table-cell>
          <table:table-cell table:style-name="ce42" office:value-type="float" office:value="5672.86488888889" calcext:value-type="float">
            <text:p><text:s/>5,673 <text:s/></text:p>
          </table:table-cell>
          <table:table-cell table:style-name="ce42" office:value-type="float" office:value="223895.378" calcext:value-type="float">
            <text:p><text:s/>223,8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6934.598" calcext:value-type="float">
            <text:p><text:s/>6,935 <text:s/></text:p>
          </table:table-cell>
          <table:table-cell table:style-name="ce42" office:value-type="float" office:value="5472.432" calcext:value-type="float">
            <text:p><text:s/>5,472 <text:s/></text:p>
          </table:table-cell>
          <table:table-cell table:style-name="ce42" office:value-type="float" office:value="1462.166" calcext:value-type="float">
            <text:p><text:s/>1,4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1310.62322222222" calcext:value-type="float">
            <text:p>( 1,311 <text:s/>)</text:p>
          </table:table-cell>
          <table:table-cell table:style-name="ce45" office:value-type="float" office:value="439.478222222222" calcext:value-type="float">
            <text:p>( 439 <text:s/>)</text:p>
          </table:table-cell>
          <table:table-cell table:style-name="ce45" office:value-type="float" office:value="871.145" calcext:value-type="float">
            <text:p>( 87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6797.6266666667" calcext:value-type="float">
            <text:p><text:s/>36,798 <text:s/></text:p>
          </table:table-cell>
          <table:table-cell table:style-name="ce42" office:value-type="float" office:value="10771.4186666667" calcext:value-type="float">
            <text:p><text:s/>10,771 <text:s/></text:p>
          </table:table-cell>
          <table:table-cell table:style-name="ce42" office:value-type="float" office:value="26026.208" calcext:value-type="float">
            <text:p><text:s/>26,0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901.44911111111" calcext:value-type="float">
            <text:p><text:s/>4,901 <text:s/></text:p>
          </table:table-cell>
          <table:table-cell table:style-name="ce46" office:value-type="float" office:value="3869.57511111111" calcext:value-type="float">
            <text:p><text:s/>3,870 <text:s/></text:p>
          </table:table-cell>
          <table:table-cell table:style-name="ce46" office:value-type="float" office:value="1031.874" calcext:value-type="float">
            <text:p><text:s/>1,03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91927.9872222222" calcext:value-type="float">
            <text:p><text:s/>91,928 <text:s/></text:p>
          </table:table-cell>
          <table:table-cell table:style-name="ce42" office:value-type="float" office:value="75035.5262222222" calcext:value-type="float">
            <text:p><text:s/>75,036 <text:s/></text:p>
          </table:table-cell>
          <table:table-cell table:style-name="ce42" office:value-type="float" office:value="16892.461" calcext:value-type="float">
            <text:p><text:s/>16,8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3499.49766666667" calcext:value-type="float">
            <text:p><text:s/>3,499 <text:s/></text:p>
          </table:table-cell>
          <table:table-cell table:style-name="ce42" office:value-type="float" office:value="2016.43466666667" calcext:value-type="float">
            <text:p><text:s/>2,016 <text:s/></text:p>
          </table:table-cell>
          <table:table-cell table:style-name="ce42" office:value-type="float" office:value="1483.063" calcext:value-type="float">
            <text:p><text:s/>1,4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9608.6892222222" calcext:value-type="float">
            <text:p><text:s/>19,609 <text:s/></text:p>
          </table:table-cell>
          <table:table-cell table:style-name="ce42" office:value-type="float" office:value="14836.1582222222" calcext:value-type="float">
            <text:p><text:s/>14,836 <text:s/></text:p>
          </table:table-cell>
          <table:table-cell table:style-name="ce42" office:value-type="float" office:value="4772.531" calcext:value-type="float">
            <text:p><text:s/>4,7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272.47955555556" calcext:value-type="float">
            <text:p><text:s/>1,272 <text:s/></text:p>
          </table:table-cell>
          <table:table-cell table:style-name="ce42" office:value-type="float" office:value="331.555555555556" calcext:value-type="float">
            <text:p><text:s/>332 <text:s/></text:p>
          </table:table-cell>
          <table:table-cell table:style-name="ce42" office:value-type="float" office:value="940.924" calcext:value-type="float">
            <text:p><text:s/>9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734.802016789" calcext:value-type="float">
            <text:p><text:s/>252,735 <text:s/></text:p>
          </table:table-cell>
          <table:table-cell table:style-name="ce42" office:value-type="float" office:value="6653.8254294" calcext:value-type="float">
            <text:p><text:s/>6,65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53.8254294" calcext:value-type="float">
            <text:p><text:s/>6,654 <text:s/></text:p>
          </table:table-cell>
          <table:table-cell table:style-name="ce42" office:value-type="float" office:value="246080.976587389" calcext:value-type="float">
            <text:p><text:s/>246,0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814.867" calcext:value-type="float">
            <text:p><text:s/>815 <text:s/></text:p>
          </table:table-cell>
          <table:table-cell table:style-name="ce43" office:value-type="float" office:value="410.152" calcext:value-type="float">
            <text:p><text:s/>410 <text:s/></text:p>
          </table:table-cell>
          <table:table-cell table:style-name="ce43" office:value-type="float" office:value="404.715" calcext:value-type="float">
            <text:p><text:s/>40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47737.414" calcext:value-type="float">
            <text:p><text:s/>247,737 <text:s/></text:p>
          </table:table-cell>
          <table:table-cell table:style-name="ce42" office:value-type="float" office:value="178050.744" calcext:value-type="float">
            <text:p><text:s/>178,051 <text:s/></text:p>
          </table:table-cell>
          <table:table-cell table:style-name="ce42" office:value-type="float" office:value="69686.67" calcext:value-type="float">
            <text:p><text:s/>69,6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06325.157444444" calcext:value-type="float">
            <text:p><text:s/>206,325 <text:s/></text:p>
          </table:table-cell>
          <table:table-cell table:style-name="ce42" office:value-type="float" office:value="144785.452444444" calcext:value-type="float">
            <text:p><text:s/>144,785 <text:s/></text:p>
          </table:table-cell>
          <table:table-cell table:style-name="ce42" office:value-type="float" office:value="61539.705" calcext:value-type="float">
            <text:p><text:s/>61,5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0.341" calcext:value-type="float">
            <text:p><text:s/>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.341" calcext:value-type="float">
            <text:p><text:s/>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6945.3411111111" calcext:value-type="float">
            <text:p><text:s/>26,945 <text:s/></text:p>
          </table:table-cell>
          <table:table-cell table:style-name="ce42" office:value-type="float" office:value="21868.1191111111" calcext:value-type="float">
            <text:p><text:s/>21,868 <text:s/></text:p>
          </table:table-cell>
          <table:table-cell table:style-name="ce42" office:value-type="float" office:value="5077.222" calcext:value-type="float">
            <text:p><text:s/>5,0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2923.858" calcext:value-type="float">
            <text:p><text:s/>12,924 <text:s/></text:p>
          </table:table-cell>
          <table:table-cell table:style-name="ce42" office:value-type="float" office:value="9872.456" calcext:value-type="float">
            <text:p><text:s/>9,872 <text:s/></text:p>
          </table:table-cell>
          <table:table-cell table:style-name="ce42" office:value-type="float" office:value="3051.402" calcext:value-type="float">
            <text:p><text:s/>3,0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532.71644444444" calcext:value-type="float">
            <text:p><text:s/>1,533 <text:s/></text:p>
          </table:table-cell>
          <table:table-cell table:style-name="ce43" office:value-type="float" office:value="1524.71644444444" calcext:value-type="float">
            <text:p><text:s/>1,525 <text:s/></text:p>
          </table:table-cell>
          <table:table-cell table:style-name="ce43" office:value-type="float" office:value="8" calcext:value-type="float">
            <text:p><text:s/>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78895.598222222" calcext:value-type="float">
            <text:p><text:s/>778,896 <text:s/></text:p>
          </table:table-cell>
          <table:table-cell table:style-name="ce44" office:value-type="float" office:value="691494.038222222" calcext:value-type="float">
            <text:p><text:s/>691,494 <text:s/></text:p>
          </table:table-cell>
          <table:table-cell table:style-name="ce44" office:value-type="float" office:value="87401.56" calcext:value-type="float">
            <text:p><text:s/>87,40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8361108.46505" calcext:value-type="float">
            <text:p><text:s/>28,361,108 <text:s/></text:p>
          </table:table-cell>
          <table:table-cell table:style-name="ce42" office:value-type="float" office:value="643067.782707" calcext:value-type="float">
            <text:p><text:s/>643,068 <text:s/></text:p>
          </table:table-cell>
          <table:table-cell table:style-name="ce42" office:value-type="float" office:value="27718040.682343" calcext:value-type="float">
            <text:p><text:s/>27,718,041 <text:s/></text:p>
          </table:table-cell>
          <table:table-cell table:style-name="ce42" office:value-type="float" office:value="3151013.781018" calcext:value-type="float">
            <text:p><text:s/>3,151,014 <text:s/></text:p>
          </table:table-cell>
          <table:table-cell table:style-name="ce42" office:value-type="float" office:value="394256.400213" calcext:value-type="float">
            <text:p><text:s/>394,256 <text:s/></text:p>
          </table:table-cell>
          <table:table-cell table:style-name="ce42" office:value-type="float" office:value="297092.400213" calcext:value-type="float">
            <text:p><text:s/>297,0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164" calcext:value-type="float">
            <text:p><text:s/>97,164 <text:s/></text:p>
          </table:table-cell>
          <table:table-cell table:style-name="ce42" office:value-type="float" office:value="2756757.380805" calcext:value-type="float">
            <text:p><text:s/>2,756,7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7345387.58" calcext:value-type="float">
            <text:p><text:s/>27,345,3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45387.58" calcext:value-type="float">
            <text:p><text:s/>27,345,3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611067" calcext:value-type="float">
            <text:p><text:s/>611,0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050.975653" calcext:value-type="float">
            <text:p><text:s/>83,0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050.975653" calcext:value-type="float">
            <text:p><text:s/>83,0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04653.88505" calcext:value-type="float">
            <text:p><text:s/>404,654 <text:s/></text:p>
          </table:table-cell>
          <table:table-cell table:style-name="ce42" office:value-type="float" office:value="32000.782707" calcext:value-type="float">
            <text:p><text:s/>32,001 <text:s/></text:p>
          </table:table-cell>
          <table:table-cell table:style-name="ce42" office:value-type="float" office:value="372653.102343" calcext:value-type="float">
            <text:p><text:s/>372,653 <text:s/></text:p>
          </table:table-cell>
          <table:table-cell table:style-name="ce42" office:value-type="float" office:value="3067962.805365" calcext:value-type="float">
            <text:p><text:s/>3,067,963 <text:s/></text:p>
          </table:table-cell>
          <table:table-cell table:style-name="ce42" office:value-type="float" office:value="394256.400213" calcext:value-type="float">
            <text:p><text:s/>394,256 <text:s/></text:p>
          </table:table-cell>
          <table:table-cell table:style-name="ce42" office:value-type="float" office:value="297092.400213" calcext:value-type="float">
            <text:p><text:s/>297,0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7164" calcext:value-type="float">
            <text:p><text:s/>97,164 <text:s/></text:p>
          </table:table-cell>
          <table:table-cell table:style-name="ce42" office:value-type="float" office:value="2673706.405152" calcext:value-type="float">
            <text:p><text:s/>2,673,7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034.498133" calcext:value-type="float">
            <text:p><text:s/>112,0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2034.498133" calcext:value-type="float">
            <text:p><text:s/>112,03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2034.498133" calcext:value-type="float">
            <text:p><text:s/>112,03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12034.498133" calcext:value-type="float">
            <text:p><text:s/>112,034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89964.903311111" calcext:value-type="float">
            <text:p><text:s/>289,96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4.0511111111111" calcext:value-type="float">
            <text:p><text:s/>44 <text:s/></text:p>
          </table:table-cell>
          <table:table-cell table:style-name="ce41" office:value-type="float" office:value="2270.5548" calcext:value-type="float">
            <text:p><text:s/>2,271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261271.4897333" calcext:value-type="float">
            <text:p><text:s/>11,261,2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261271.4897333" calcext:value-type="float">
            <text:p><text:s/>11,261,271 <text:s/></text:p>
          </table:table-cell>
          <table:table-cell table:style-name="ce43" office:value-type="float" office:value="289964.903311111" calcext:value-type="float">
            <text:p><text:s/>289,96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4.0511111111111" calcext:value-type="float">
            <text:p><text:s/>44 <text:s/></text:p>
          </table:table-cell>
          <table:table-cell table:style-name="ce43" office:value-type="float" office:value="2270.5548" calcext:value-type="float">
            <text:p><text:s/>2,271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5" calcext:value-type="float">
            <text:p><text:s/>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0.000000000000024" calcext:value-type="float">
            <text:p><text:s/>-0 <text:s/></text:p>
          </table:table-cell>
          <table:table-cell table:style-name="ce43" office:value-type="float" office:value="-13694.5492222227" calcext:value-type="float">
            <text:p><text:s/>-13,6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261271.4897333" calcext:value-type="float">
            <text:p><text:s/>11,261,271 <text:s/></text:p>
          </table:table-cell>
          <table:table-cell table:style-name="ce42" office:value-type="float" office:value="658860.578528889" calcext:value-type="float">
            <text:p><text:s/>658,8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.0511111111111" calcext:value-type="float">
            <text:p><text:s/>44 <text:s/></text:p>
          </table:table-cell>
          <table:table-cell table:style-name="ce42" office:value-type="float" office:value="2270.5548" calcext:value-type="float">
            <text:p><text:s/>2,271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261271.4897333" calcext:value-type="float">
            <text:p><text:s/>11,261,271 <text:s/></text:p>
          </table:table-cell>
          <table:table-cell table:style-name="ce42" office:value-type="float" office:value="658860.578528889" calcext:value-type="float">
            <text:p><text:s/>658,8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7.287722222222" calcext:value-type="float">
            <text:p><text:s/>937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.0511111111111" calcext:value-type="float">
            <text:p><text:s/>44 <text:s/></text:p>
          </table:table-cell>
          <table:table-cell table:style-name="ce42" office:value-type="float" office:value="1333.26707777778" calcext:value-type="float">
            <text:p><text:s/>1,333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8895.675217778" calcext:value-type="float">
            <text:p><text:s/>368,8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78028.1041067" calcext:value-type="float">
            <text:p><text:s/>19,978,0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8895.675217778" calcext:value-type="float">
            <text:p><text:s/>368,8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78028.1041067" calcext:value-type="float">
            <text:p><text:s/>19,978,0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9200.73353556" calcext:value-type="float">
            <text:p><text:s/>1,839,2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.705926666667" calcext:value-type="float">
            <text:p><text:s/>2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35.27661777778" calcext:value-type="float">
            <text:p><text:s/>7,5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4537.449506667" calcext:value-type="float">
            <text:p><text:s/>324,5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2392.399524444" calcext:value-type="float">
            <text:p><text:s/>872,3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8765.822222222" calcext:value-type="float">
            <text:p><text:s/>478,7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116.727755556" calcext:value-type="float">
            <text:p><text:s/>102,1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3625.3519822222" calcext:value-type="float">
            <text:p><text:s/>53,6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36215.696762222" calcext:value-type="float">
            <text:p><text:s/>836,2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7316306.2230311" calcext:value-type="float">
            <text:p><text:s/>17,316,3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7316306.2230311" calcext:value-type="float">
            <text:p><text:s/>17,316,3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486203.99866445" calcext:value-type="float">
            <text:p><text:s/>9,486,2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275.2073644444" calcext:value-type="float">
            <text:p><text:s/>32,2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5162.557515556" calcext:value-type="float">
            <text:p><text:s/>325,1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4002.417288889" calcext:value-type="float">
            <text:p><text:s/>784,0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143.3200155556" calcext:value-type="float">
            <text:p><text:s/>30,1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060.5905355556" calcext:value-type="float">
            <text:p><text:s/>43,0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7961.031764444" calcext:value-type="float">
            <text:p><text:s/>347,9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998.8996933333" calcext:value-type="float">
            <text:p><text:s/>45,9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84325.68101555" calcext:value-type="float">
            <text:p><text:s/>2,384,3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43134.85461333" calcext:value-type="float">
            <text:p><text:s/>1,343,1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964.5961822222" calcext:value-type="float">
            <text:p>( 10,96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82058.91068222" calcext:value-type="float">
            <text:p>( 1,182,05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8020.197964444" calcext:value-type="float">
            <text:p><text:s/>738,0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0975.385306667" calcext:value-type="float">
            <text:p><text:s/>270,9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2195.2431311111" calcext:value-type="float">
            <text:p><text:s/>32,1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8127.853982222" calcext:value-type="float">
            <text:p><text:s/>248,1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9798.1054333333" calcext:value-type="float">
            <text:p><text:s/>89,7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89135.6337" calcext:value-type="float">
            <text:p><text:s/>389,1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8185.443417778" calcext:value-type="float">
            <text:p><text:s/>398,1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2941.791717778" calcext:value-type="float">
            <text:p><text:s/>212,9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243.6517" calcext:value-type="float">
            <text:p><text:s/>185,2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4440.9725022222" calcext:value-type="float">
            <text:p>( 34,44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79149.9586733333" calcext:value-type="float">
            <text:p>( 79,15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12402.49451111" calcext:value-type="float">
            <text:p><text:s/>1,312,4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6298.05702667" calcext:value-type="float">
            <text:p><text:s/>1,206,2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104.437484444" calcext:value-type="float">
            <text:p><text:s/>106,1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5824.38622" calcext:value-type="float">
            <text:p>( 55,82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8933.541755556" calcext:value-type="float">
            <text:p><text:s/>498,9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41755.486077778" calcext:value-type="float">
            <text:p><text:s/>141,7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73299.71920222" calcext:value-type="float">
            <text:p><text:s/>1,873,3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81282.03493778" calcext:value-type="float">
            <text:p><text:s/>1,181,2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9621.085411111" calcext:value-type="float">
            <text:p><text:s/>179,6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731.32928" calcext:value-type="float">
            <text:p><text:s/>36,7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766.7895755556" calcext:value-type="float">
            <text:p><text:s/>75,7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7077.983655556" calcext:value-type="float">
            <text:p><text:s/>197,0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438.8274688889" calcext:value-type="float">
            <text:p><text:s/>52,4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395.5363333333" calcext:value-type="float">
            <text:p><text:s/>44,3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395.5363333333" calcext:value-type="float">
            <text:p><text:s/>44,3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2216.102066667" calcext:value-type="float">
            <text:p><text:s/>232,2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461.389835556" calcext:value-type="float">
            <text:p><text:s/>128,4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03754.712231111" calcext:value-type="float">
            <text:p><text:s/>103,7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17234.29780667" calcext:value-type="float">
            <text:p><text:s/>3,817,2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6202.817853333" calcext:value-type="float">
            <text:p><text:s/>536,2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5555.964371111" calcext:value-type="float">
            <text:p><text:s/>205,5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804.4489" calcext:value-type="float">
            <text:p><text:s/>85,8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1432.9439688889" calcext:value-type="float">
            <text:p><text:s/>61,4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833.009362222" calcext:value-type="float">
            <text:p><text:s/>126,8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1824.438313333" calcext:value-type="float">
            <text:p><text:s/>101,8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176.5508511111" calcext:value-type="float">
            <text:p><text:s/>71,1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7371.730228889" calcext:value-type="float">
            <text:p><text:s/>677,3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9747.359675556" calcext:value-type="float">
            <text:p><text:s/>459,7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91285.03428222" calcext:value-type="float">
            <text:p><text:s/>1,491,2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736256.28816" calcext:value-type="float">
            <text:p><text:s/>3,736,2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8891574.6" calcext:value-type="float">
            <text:p><text:s/>38,891,575 <text:s/></text:p>
          </table:table-cell>
          <table:table-cell table:style-name="ce42" office:value-type="float" office:value="6895052.566" calcext:value-type="float">
            <text:p><text:s/>6,895,0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1" calcext:value-type="float">
            <text:p><text:s/>461 <text:s/></text:p>
          </table:table-cell>
          <table:table-cell table:style-name="ce42" office:value-type="float" office:value="23761.62" calcext:value-type="float">
            <text:p><text:s/>23,7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8891574.6" calcext:value-type="float">
            <text:p><text:s/>38,891,575 <text:s/></text:p>
          </table:table-cell>
          <table:table-cell table:style-name="ce42" office:value-type="float" office:value="6895052.566" calcext:value-type="float">
            <text:p><text:s/>6,895,05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08.825" calcext:value-type="float">
            <text:p><text:s/>9,8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1" calcext:value-type="float">
            <text:p><text:s/>461 <text:s/></text:p>
          </table:table-cell>
          <table:table-cell table:style-name="ce42" office:value-type="float" office:value="13952.795" calcext:value-type="float">
            <text:p><text:s/>13,95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2年(西元2003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87932" calcext:value-type="float">
            <text:p><text:s/>87,93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776352.96186705" calcext:value-type="float">
            <text:p><text:s/>2,776,353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887281.821228" calcext:value-type="float">
            <text:p><text:s/>116,887,282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23605.2869229" calcext:value-type="float">
            <text:p><text:s/>11,123,605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29732.06666667" calcext:value-type="float">
            <text:p><text:s/>3,429,732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1448" calcext:value-type="float">
            <text:p><text:s/>1,921,448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648658.11066993" calcext:value-type="float">
            <text:p><text:s/>-1,648,658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7932" calcext:value-type="float">
            <text:p><text:s/>87,93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4837507.540175" calcext:value-type="float">
            <text:p><text:s/>104,837,508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42334.8458143" calcext:value-type="float">
            <text:p><text:s/>14,042,335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83" calcext:value-type="float">
            <text:p><text:s/>-0 <text:s/></text:p>
          </table:table-cell>
          <table:table-cell table:style-name="ce43" office:value-type="float" office:value="148197.602568919" calcext:value-type="float">
            <text:p><text:s/>148,198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638053.635962" calcext:value-type="float">
            <text:p><text:s/>110,638,054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09694.23444444" calcext:value-type="float">
            <text:p><text:s/>4,509,694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0051.45934444" calcext:value-type="float">
            <text:p><text:s/>4,040,051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764277.0280342" calcext:value-type="float">
            <text:p><text:s/>51,764,277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506643.6078041" calcext:value-type="float">
            <text:p><text:s/>40,506,644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77.31818888889" calcext:value-type="float">
            <text:p><text:s/>1,377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5010.372" calcext:value-type="float">
            <text:p><text:s/>365,010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450999.6161455" calcext:value-type="float">
            <text:p><text:s/>9,451,000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4030.199111111" calcext:value-type="float">
            <text:p><text:s/>894,030 <text:s/></text:p>
          </table:table-cell>
          <table:table-cell table:style-name="ce42" office:value-type="float" office:value="93076085.9187403" calcext:value-type="float">
            <text:p><text:s/>93,076,086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4030.199111111" calcext:value-type="float">
            <text:p><text:s/>894,030 <text:s/></text:p>
          </table:table-cell>
          <table:table-cell table:style-name="ce42" office:value-type="float" office:value="80570447.7150612" calcext:value-type="float">
            <text:p><text:s/>80,570,448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505638.2036791" calcext:value-type="float">
            <text:p><text:s/>12,505,638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8081.105533333" calcext:value-type="float">
            <text:p><text:s/>258,081 <text:s/></text:p>
          </table:table-cell>
          <table:table-cell table:style-name="ce42" office:value-type="float" office:value="5951583.81328918" calcext:value-type="float">
            <text:p><text:s/>5,951,584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4.372593333333" calcext:value-type="float">
            <text:p><text:s/>874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1444.663333333" calcext:value-type="float">
            <text:p><text:s/>451,445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5393.192666667" calcext:value-type="float">
            <text:p><text:s/>485,393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51.00995111111" calcext:value-type="float">
            <text:p><text:s/>8,151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8081.105533333" calcext:value-type="float">
            <text:p><text:s/>258,081 <text:s/></text:p>
          </table:table-cell>
          <table:table-cell table:style-name="ce42" office:value-type="float" office:value="3384471.18441695" calcext:value-type="float">
            <text:p><text:s/>3,384,471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5228.967857778" calcext:value-type="float">
            <text:p><text:s/>985,229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8765.822222222" calcext:value-type="float">
            <text:p><text:s/>478,766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116.727755556" calcext:value-type="float">
            <text:p><text:s/>102,117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5137.8724922222" calcext:value-type="float">
            <text:p><text:s/>55,138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38807.478184445" calcext:value-type="float">
            <text:p><text:s/>838,807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7932" calcext:value-type="float">
            <text:p><text:s/>87,932 <text:s/></text:p>
          </table:table-cell>
          <table:table-cell table:style-name="ce44" office:value-type="float" office:value="635949.093577778" calcext:value-type="float">
            <text:p><text:s/>635,949 <text:s/></text:p>
          </table:table-cell>
          <table:table-cell table:style-name="ce44" office:value-type="float" office:value="66294616.0830973" calcext:value-type="float">
            <text:p><text:s/>66,294,616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7932" calcext:value-type="float">
            <text:p><text:s/>87,932 <text:s/></text:p>
          </table:table-cell>
          <table:table-cell table:style-name="ce44" office:value-type="float" office:value="635949.093577778" calcext:value-type="float">
            <text:p><text:s/>635,949 <text:s/></text:p>
          </table:table-cell>
          <table:table-cell table:style-name="ce44" office:value-type="float" office:value="49369522.887698" calcext:value-type="float">
            <text:p><text:s/>49,369,523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5949.093577778" calcext:value-type="float">
            <text:p><text:s/>635,949 <text:s/></text:p>
          </table:table-cell>
          <table:table-cell table:style-name="ce42" office:value-type="float" office:value="23831681.7185419" calcext:value-type="float">
            <text:p><text:s/>23,831,682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849.3938922222" calcext:value-type="float">
            <text:p><text:s/>69,849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06.5648888889" calcext:value-type="float">
            <text:p><text:s/>22,507 <text:s/></text:p>
          </table:table-cell>
          <table:table-cell table:style-name="ce42" office:value-type="float" office:value="753109.672380762" calcext:value-type="float">
            <text:p><text:s/>753,110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53.2824444444" calcext:value-type="float">
            <text:p><text:s/>11,253 <text:s/></text:p>
          </table:table-cell>
          <table:table-cell table:style-name="ce42" office:value-type="float" office:value="1888335.44000358" calcext:value-type="float">
            <text:p><text:s/>1,888,335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679.0225544445" calcext:value-type="float">
            <text:p><text:s/>51,679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212.8162666667" calcext:value-type="float">
            <text:p><text:s/>50,213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6701.84782493" calcext:value-type="float">
            <text:p><text:s/>1,166,702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364.1168733333" calcext:value-type="float">
            <text:p><text:s/>54,364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2189.246244445" calcext:value-type="float">
            <text:p><text:s/>602,189 <text:s/></text:p>
          </table:table-cell>
          <table:table-cell table:style-name="ce42" office:value-type="float" office:value="7127343.03931248" calcext:value-type="float">
            <text:p><text:s/>7,127,343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2189.246244445" calcext:value-type="float">
            <text:p><text:s/>602,189 <text:s/></text:p>
          </table:table-cell>
          <table:table-cell table:style-name="ce42" office:value-type="float" office:value="4586774.89311308" calcext:value-type="float">
            <text:p><text:s/>4,586,775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60954.040332032" calcext:value-type="float">
            <text:p>( 760,954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602189.246244445" calcext:value-type="float">
            <text:p>( 602,189 <text:s/>)</text:p>
          </table:table-cell>
          <table:table-cell table:style-name="ce45" office:value-type="float" office:value="3675709.50503216" calcext:value-type="float">
            <text:p>( 3,675,710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4119.90405158" calcext:value-type="float">
            <text:p><text:s/>1,304,120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57211.7833967" calcext:value-type="float">
            <text:p><text:s/>857,212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79236.458751111" calcext:value-type="float">
            <text:p><text:s/>379,236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261.889463333" calcext:value-type="float">
            <text:p><text:s/>444,262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733.854125556" calcext:value-type="float">
            <text:p><text:s/>121,734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76563.992137778" calcext:value-type="float">
            <text:p><text:s/>476,564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74558.10473778" calcext:value-type="float">
            <text:p><text:s/>2,974,558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3371.94781111" calcext:value-type="float">
            <text:p><text:s/>1,983,372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1186.156926667" calcext:value-type="float">
            <text:p><text:s/>991,186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3197.736166667" calcext:value-type="float">
            <text:p>( 123,198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30149.12161" calcext:value-type="float">
            <text:p>( 130,149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02697.10252444" calcext:value-type="float">
            <text:p><text:s/>3,602,697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79742.05678222" calcext:value-type="float">
            <text:p><text:s/>3,379,742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2955.045742222" calcext:value-type="float">
            <text:p><text:s/>222,955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3957.8722688889" calcext:value-type="float">
            <text:p>( 83,958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1753.988574444" calcext:value-type="float">
            <text:p><text:s/>651,754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61793.903108889" calcext:value-type="float">
            <text:p><text:s/>161,794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0524.63035839" calcext:value-type="float">
            <text:p><text:s/>2,250,525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4781.53260444" calcext:value-type="float">
            <text:p><text:s/>1,184,782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995.552632222" calcext:value-type="float">
            <text:p><text:s/>247,996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731.32928" calcext:value-type="float">
            <text:p><text:s/>36,731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2319.91712444" calcext:value-type="float">
            <text:p><text:s/>1,052,320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1205.728770635" calcext:value-type="float">
            <text:p><text:s/>451,206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269.634822222" calcext:value-type="float">
            <text:p><text:s/>158,270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9676.7417733333" calcext:value-type="float">
            <text:p><text:s/>39,677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65739.8481861" calcext:value-type="float">
            <text:p><text:s/>12,965,740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054.5" calcext:value-type="float">
            <text:p><text:s/>234,055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08039.6785194" calcext:value-type="float">
            <text:p><text:s/>12,308,040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427.003" calcext:value-type="float">
            <text:p><text:s/>82,427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1218.666666667" calcext:value-type="float">
            <text:p><text:s/>341,219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7770.02833889" calcext:value-type="float">
            <text:p><text:s/>1,237,770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504.116107778" calcext:value-type="float">
            <text:p><text:s/>131,504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06265.91223111" calcext:value-type="float">
            <text:p><text:s/>1,106,266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637.96" calcext:value-type="float">
            <text:p><text:s/>2,6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05709.73748889" calcext:value-type="float">
            <text:p><text:s/>5,305,710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6202.817853333" calcext:value-type="float">
            <text:p><text:s/>536,203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1780.038413333" calcext:value-type="float">
            <text:p><text:s/>911,780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551.0711222222" calcext:value-type="float">
            <text:p><text:s/>94,551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681.5647788889" calcext:value-type="float">
            <text:p><text:s/>69,682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741.076028889" calcext:value-type="float">
            <text:p><text:s/>138,741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057.44598" calcext:value-type="float">
            <text:p><text:s/>111,057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176.5508511111" calcext:value-type="float">
            <text:p><text:s/>71,177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4317.07134" calcext:value-type="float">
            <text:p><text:s/>704,317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637.96" calcext:value-type="float">
            <text:p><text:s/>2,6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1768.02212" calcext:value-type="float">
            <text:p><text:s/>1,011,768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56434.07900111" calcext:value-type="float">
            <text:p><text:s/>1,656,434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5294.04" calcext:value-type="float">
            <text:p><text:s/>85,29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028621.55514222" calcext:value-type="float">
            <text:p><text:s/>6,028,622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25093.1953993" calcext:value-type="float">
            <text:p><text:s/>16,925,093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25093.1953993" calcext:value-type="float">
            <text:p><text:s/>16,925,093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748703.0666667" calcext:value-type="float">
            <text:p>( 12,748,703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072423.970963" calcext:value-type="float">
            <text:p><text:s/>209,072,424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074729.176" calcext:value-type="float">
            <text:p><text:s/>171,074,729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13.795" calcext:value-type="float">
            <text:p><text:s/>14,414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9988.999998" calcext:value-type="float">
            <text:p><text:s/>1,289,989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693291.999965" calcext:value-type="float">
            <text:p><text:s/>36,693,292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71447.999981" calcext:value-type="float">
            <text:p><text:s/>10,671,448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671447.999981" calcext:value-type="float">
            <text:p><text:s/>10,671,448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